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text-properties officeooo:rsid="002a55d3" officeooo:paragraph-rsid="002a55d3"/>
    </style:style>
    <style:style style:name="P2" style:family="paragraph" style:parent-style-name="Standard">
      <style:text-properties fo:color="#000000" style:font-name="Courier New" fo:font-size="16pt" style:text-underline-style="none" fo:font-weight="normal" officeooo:rsid="0007142d" officeooo:paragraph-rsid="002469ee" style:font-size-asian="16pt" style:font-weight-asian="normal" style:font-size-complex="16pt" style:font-weight-complex="normal"/>
    </style:style>
    <style:style style:name="P3" style:family="paragraph" style:parent-style-name="Standard">
      <style:text-properties fo:color="#000000" style:font-name="Courier New" fo:font-size="16pt" style:text-underline-style="none" fo:font-weight="normal" officeooo:rsid="0024e30d" officeooo:paragraph-rsid="0024e30d" style:font-size-asian="16pt" style:font-weight-asian="normal" style:font-size-complex="16pt" style:font-weight-complex="normal"/>
    </style:style>
    <style:style style:name="P4" style:family="paragraph" style:parent-style-name="Standard">
      <style:text-properties fo:color="#000000" style:font-name="Courier New" fo:font-size="16pt" style:text-underline-style="none" fo:font-weight="normal" officeooo:rsid="000838db" officeooo:paragraph-rsid="0011941e" style:font-size-asian="16pt" style:font-weight-asian="normal" style:font-size-complex="16pt" style:font-weight-complex="normal"/>
    </style:style>
    <style:style style:name="P5" style:family="paragraph" style:parent-style-name="Standard">
      <style:text-properties fo:color="#000000" style:font-name="Courier New" fo:font-size="16pt" style:text-underline-style="none" fo:font-weight="normal" officeooo:rsid="000838db" officeooo:paragraph-rsid="00173f7e" style:font-size-asian="16pt" style:font-weight-asian="normal" style:font-size-complex="16pt" style:font-weight-complex="normal"/>
    </style:style>
    <style:style style:name="P6" style:family="paragraph" style:parent-style-name="Standard">
      <style:text-properties fo:color="#000000" style:font-name="Courier New" fo:font-size="16pt" style:text-underline-style="none" fo:font-weight="normal" officeooo:rsid="000838db" officeooo:paragraph-rsid="0020feac" style:font-size-asian="16pt" style:font-weight-asian="normal" style:font-size-complex="16pt" style:font-weight-complex="normal"/>
    </style:style>
    <style:style style:name="P7" style:family="paragraph" style:parent-style-name="Standard">
      <style:text-properties fo:color="#000000" style:font-name="Courier New" fo:font-size="16pt" style:text-underline-style="none" fo:font-weight="normal" officeooo:rsid="0007142d" officeooo:paragraph-rsid="000838db" style:font-size-asian="14pt" style:font-weight-asian="normal" style:font-size-complex="16pt" style:font-weight-complex="normal"/>
    </style:style>
    <style:style style:name="P8" style:family="paragraph" style:parent-style-name="Standard">
      <style:text-properties fo:color="#000000" style:font-name="Courier New" fo:font-size="16pt" style:text-underline-style="none" fo:font-weight="normal" officeooo:rsid="0007142d" officeooo:paragraph-rsid="000a13b0" style:font-size-asian="14pt" style:font-weight-asian="normal" style:font-size-complex="16pt" style:font-weight-complex="normal"/>
    </style:style>
    <style:style style:name="P9" style:family="paragraph" style:parent-style-name="Standard">
      <style:text-properties fo:color="#000000" style:font-name="Courier New" fo:font-size="16pt" style:text-underline-style="none" fo:font-weight="normal" officeooo:rsid="0007142d" officeooo:paragraph-rsid="000c0d4e" style:font-size-asian="14pt" style:font-weight-asian="normal" style:font-size-complex="16pt" style:font-weight-complex="normal"/>
    </style:style>
    <style:style style:name="P10" style:family="paragraph" style:parent-style-name="Standard">
      <style:text-properties fo:color="#000000" style:font-name="Courier New" fo:font-size="16pt" style:text-underline-style="none" fo:font-weight="normal" officeooo:rsid="0007142d" officeooo:paragraph-rsid="000ce3d5" style:font-size-asian="14pt" style:font-weight-asian="normal" style:font-size-complex="16pt" style:font-weight-complex="normal"/>
    </style:style>
    <style:style style:name="P11" style:family="paragraph" style:parent-style-name="Standard">
      <style:text-properties fo:color="#000000" style:font-name="Courier New" fo:font-size="16pt" style:text-underline-style="none" fo:font-weight="normal" officeooo:rsid="0007142d" officeooo:paragraph-rsid="000d7b4d" style:font-size-asian="14pt" style:font-weight-asian="normal" style:font-size-complex="16pt" style:font-weight-complex="normal"/>
    </style:style>
    <style:style style:name="P12" style:family="paragraph" style:parent-style-name="Standard">
      <style:text-properties fo:color="#000000" style:font-name="Courier New" fo:font-size="16pt" style:text-underline-style="none" fo:font-weight="normal" officeooo:rsid="0007142d" officeooo:paragraph-rsid="000e63ec" style:font-size-asian="14pt" style:font-weight-asian="normal" style:font-size-complex="16pt" style:font-weight-complex="normal"/>
    </style:style>
    <style:style style:name="P13" style:family="paragraph" style:parent-style-name="Standard">
      <style:text-properties fo:color="#000000" style:font-name="Courier New" fo:font-size="16pt" style:text-underline-style="none" fo:font-weight="normal" officeooo:rsid="0007142d" officeooo:paragraph-rsid="001ade2b" style:font-size-asian="14pt" style:font-weight-asian="normal" style:font-size-complex="16pt" style:font-weight-complex="normal"/>
    </style:style>
    <style:style style:name="P14" style:family="paragraph" style:parent-style-name="Standard">
      <style:text-properties fo:color="#000000" style:font-name="Courier New" fo:font-size="16pt" style:text-underline-style="none" fo:font-weight="normal" officeooo:rsid="0007142d" officeooo:paragraph-rsid="000ea7d8" style:font-size-asian="14pt" style:font-weight-asian="normal" style:font-size-complex="16pt" style:font-weight-complex="normal"/>
    </style:style>
    <style:style style:name="P15" style:family="paragraph" style:parent-style-name="Standard">
      <style:text-properties fo:color="#000000" style:font-name="Courier New" fo:font-size="16pt" style:text-underline-style="none" fo:font-weight="normal" officeooo:rsid="0007142d" officeooo:paragraph-rsid="0010377b" style:font-size-asian="14pt" style:font-weight-asian="normal" style:font-size-complex="16pt" style:font-weight-complex="normal"/>
    </style:style>
    <style:style style:name="P16" style:family="paragraph" style:parent-style-name="Standard">
      <style:text-properties fo:color="#000000" style:font-name="Courier New" fo:font-size="16pt" style:text-underline-style="none" fo:font-weight="normal" officeooo:rsid="000838db" officeooo:paragraph-rsid="00138ff2" style:font-size-asian="14pt" style:font-weight-asian="normal" style:font-size-complex="16pt" style:font-weight-complex="normal"/>
    </style:style>
    <style:style style:name="P17" style:family="paragraph" style:parent-style-name="Standard">
      <style:text-properties fo:color="#000000" style:font-name="Courier New" fo:font-size="16pt" style:text-underline-style="none" fo:font-weight="normal" officeooo:rsid="000a13b0" officeooo:paragraph-rsid="00138ff2" style:font-size-asian="14pt" style:font-weight-asian="normal" style:font-size-complex="16pt" style:font-weight-complex="normal"/>
    </style:style>
    <style:style style:name="P18" style:family="paragraph" style:parent-style-name="Standard">
      <style:text-properties fo:color="#000000" style:font-name="Courier New" fo:font-size="16pt" style:text-underline-style="none" fo:font-weight="normal" officeooo:rsid="000a13b0" officeooo:paragraph-rsid="000c0d4e" style:font-size-asian="14pt" style:font-weight-asian="normal" style:font-size-complex="16pt" style:font-weight-complex="normal"/>
    </style:style>
    <style:style style:name="P19" style:family="paragraph" style:parent-style-name="Standard">
      <style:text-properties fo:color="#000000" style:font-name="Courier New" fo:font-size="16pt" style:text-underline-style="none" fo:font-weight="normal" officeooo:rsid="000a13b0" officeooo:paragraph-rsid="000d7b4d" style:font-size-asian="14pt" style:font-weight-asian="normal" style:font-size-complex="16pt" style:font-weight-complex="normal"/>
    </style:style>
    <style:style style:name="P20" style:family="paragraph" style:parent-style-name="Standard">
      <style:text-properties fo:color="#000000" style:font-name="Courier New" fo:font-size="16pt" style:text-underline-style="none" fo:font-weight="normal" officeooo:rsid="000a13b0" officeooo:paragraph-rsid="00133055" style:font-size-asian="14pt" style:font-weight-asian="normal" style:font-size-complex="16pt" style:font-weight-complex="normal"/>
    </style:style>
    <style:style style:name="P21" style:family="paragraph" style:parent-style-name="Standard">
      <style:text-properties fo:color="#000000" style:font-name="Courier New" fo:font-size="16pt" style:text-underline-style="none" fo:font-weight="normal" officeooo:rsid="000a13b0" officeooo:paragraph-rsid="0012ba8e" style:font-size-asian="14pt" style:font-weight-asian="normal" style:font-size-complex="16pt" style:font-weight-complex="normal"/>
    </style:style>
    <style:style style:name="P22" style:family="paragraph" style:parent-style-name="Standard">
      <style:text-properties fo:color="#000000" style:font-name="Courier New" fo:font-size="16pt" style:text-underline-style="none" fo:font-weight="normal" officeooo:rsid="000ce3d5" officeooo:paragraph-rsid="000d7b4d" style:font-size-asian="14pt" style:font-weight-asian="normal" style:font-size-complex="16pt" style:font-weight-complex="normal"/>
    </style:style>
    <style:style style:name="P23" style:family="paragraph" style:parent-style-name="Standard">
      <style:text-properties fo:color="#000000" style:font-name="Courier New" fo:font-size="16pt" style:text-underline-style="none" fo:font-weight="normal" officeooo:rsid="000ce3d5" officeooo:paragraph-rsid="001e7974" style:font-size-asian="14pt" style:font-weight-asian="normal" style:font-size-complex="16pt" style:font-weight-complex="normal"/>
    </style:style>
    <style:style style:name="P24" style:family="paragraph" style:parent-style-name="Standard">
      <style:text-properties fo:color="#000000" style:font-name="Courier New" fo:font-size="16pt" style:text-underline-style="none" fo:font-weight="bold" officeooo:rsid="0007142d" officeooo:paragraph-rsid="000a13b0" style:font-size-asian="14pt" style:font-weight-asian="bold" style:font-size-complex="16pt" style:font-weight-complex="bold"/>
    </style:style>
    <style:style style:name="P25" style:family="paragraph" style:parent-style-name="Standard">
      <style:text-properties fo:color="#000000" style:font-name="Courier New" fo:font-size="16pt" style:text-underline-style="none" fo:font-weight="bold" officeooo:rsid="0007142d" officeooo:paragraph-rsid="000c0d4e" style:font-size-asian="14pt" style:font-weight-asian="bold" style:font-size-complex="16pt" style:font-weight-complex="bold"/>
    </style:style>
    <style:style style:name="P26" style:family="paragraph" style:parent-style-name="Standard">
      <style:text-properties fo:color="#000000" style:font-name="Courier New" fo:font-size="16pt" style:text-underline-style="none" fo:font-weight="bold" officeooo:rsid="0007142d" officeooo:paragraph-rsid="000ce3d5" style:font-size-asian="14pt" style:font-weight-asian="bold" style:font-size-complex="16pt" style:font-weight-complex="bold"/>
    </style:style>
    <style:style style:name="P27" style:family="paragraph" style:parent-style-name="Standard">
      <style:text-properties fo:color="#000000" style:font-name="Courier New" fo:font-size="16pt" style:text-underline-style="none" fo:font-weight="bold" officeooo:rsid="0007142d" officeooo:paragraph-rsid="000d7b4d" style:font-size-asian="14pt" style:font-weight-asian="bold" style:font-size-complex="16pt" style:font-weight-complex="bold"/>
    </style:style>
    <style:style style:name="P28" style:family="paragraph" style:parent-style-name="Standard">
      <style:text-properties fo:color="#000000" style:font-name="Courier New" fo:font-size="16pt" style:text-underline-style="none" fo:font-weight="bold" officeooo:rsid="0007142d" officeooo:paragraph-rsid="000e63ec" style:font-size-asian="14pt" style:font-weight-asian="bold" style:font-size-complex="16pt" style:font-weight-complex="bold"/>
    </style:style>
    <style:style style:name="P29" style:family="paragraph" style:parent-style-name="Standard">
      <style:text-properties fo:color="#000000" style:font-name="Courier New" fo:font-size="16pt" style:text-underline-style="none" fo:font-weight="bold" officeooo:rsid="0007142d" officeooo:paragraph-rsid="000ea7d8" style:font-size-asian="14pt" style:font-weight-asian="bold" style:font-size-complex="16pt" style:font-weight-complex="bold"/>
    </style:style>
    <style:style style:name="P30" style:family="paragraph" style:parent-style-name="Standard">
      <style:text-properties fo:color="#000000" style:font-name="Courier New" fo:font-size="16pt" style:text-underline-style="none" fo:font-weight="bold" officeooo:rsid="0007142d" officeooo:paragraph-rsid="00173f7e" style:font-size-asian="14pt" style:font-weight-asian="bold" style:font-size-complex="16pt" style:font-weight-complex="bold"/>
    </style:style>
    <style:style style:name="P31" style:family="paragraph" style:parent-style-name="Standard">
      <style:text-properties fo:color="#000000" style:font-name="Courier New" fo:font-size="16pt" style:text-underline-style="none" fo:font-weight="bold" officeooo:rsid="0007142d" officeooo:paragraph-rsid="0019de5c" style:font-size-asian="14pt" style:font-weight-asian="bold" style:font-size-complex="16pt" style:font-weight-complex="bold"/>
    </style:style>
    <style:style style:name="P32" style:family="paragraph" style:parent-style-name="Standard">
      <style:text-properties fo:color="#000000" style:font-name="Courier New" fo:font-size="16pt" style:text-underline-style="none" fo:font-weight="bold" officeooo:rsid="0007142d" officeooo:paragraph-rsid="0020feac" style:font-size-asian="14pt" style:font-weight-asian="bold" style:font-size-complex="16pt" style:font-weight-complex="bold"/>
    </style:style>
    <style:style style:name="P33" style:family="paragraph" style:parent-style-name="Standard">
      <style:text-properties fo:color="#000000" style:font-name="Courier New" fo:font-size="16pt" style:text-underline-style="solid" style:text-underline-width="auto" style:text-underline-color="font-color" fo:font-weight="bold" officeooo:rsid="0007142d" officeooo:paragraph-rsid="000838db" style:font-size-asian="16pt" style:font-weight-asian="bold" style:font-size-complex="16pt" style:font-weight-complex="bold"/>
    </style:style>
    <style:style style:name="P34" style:family="paragraph" style:parent-style-name="Standard">
      <style:text-properties fo:color="#000000" style:font-name="Courier New" fo:font-size="16pt" style:text-underline-style="solid" style:text-underline-width="auto" style:text-underline-color="font-color" fo:font-weight="bold" officeooo:rsid="0007142d" officeooo:paragraph-rsid="001f5d71" style:font-size-asian="16pt" style:font-weight-asian="bold" style:font-size-complex="16pt" style:font-weight-complex="bold"/>
    </style:style>
    <style:style style:name="P35" style:family="paragraph" style:parent-style-name="Standard">
      <style:text-properties fo:color="#000000" style:font-name="Courier New" fo:font-size="16pt" style:text-underline-style="solid" style:text-underline-width="auto" style:text-underline-color="font-color" fo:font-weight="normal" officeooo:rsid="0007142d" officeooo:paragraph-rsid="0007142d" style:font-size-asian="14pt" style:font-weight-asian="normal" style:font-size-complex="16pt" style:font-weight-complex="normal"/>
    </style:style>
    <style:style style:name="P36" style:family="paragraph" style:parent-style-name="Standard">
      <style:text-properties fo:color="#000000" style:font-name="Courier New" fo:font-size="16pt" fo:font-weight="bold" officeooo:rsid="0007142d" officeooo:paragraph-rsid="0007142d" style:font-size-asian="14pt" style:font-weight-asian="bold" style:font-size-complex="16pt" style:font-weight-complex="bold"/>
    </style:style>
    <style:style style:name="P37" style:family="paragraph" style:parent-style-name="Standard">
      <style:text-properties fo:color="#000000" style:font-name="Courier New" fo:font-size="16pt" fo:font-weight="normal" officeooo:rsid="0007142d" officeooo:paragraph-rsid="0007142d" style:font-size-asian="14pt" style:font-weight-asian="normal" style:font-size-complex="16pt" style:font-weight-complex="normal"/>
    </style:style>
    <style:style style:name="P38" style:family="paragraph" style:parent-style-name="Standard">
      <style:text-properties fo:color="#000000" style:font-name="Courier New" fo:font-size="16pt" fo:font-weight="normal" officeooo:rsid="0007142d" officeooo:paragraph-rsid="00173f7e" style:font-size-asian="14pt" style:font-weight-asian="normal" style:font-size-complex="16pt" style:font-weight-complex="normal"/>
    </style:style>
    <style:style style:name="P39" style:family="paragraph" style:parent-style-name="Standard">
      <style:text-properties fo:color="#000000" style:font-name="Courier New" fo:font-size="16pt" fo:font-weight="normal" officeooo:rsid="0007142d" officeooo:paragraph-rsid="001937a1" style:font-size-asian="14pt" style:font-weight-asian="normal" style:font-size-complex="16pt" style:font-weight-complex="normal"/>
    </style:style>
    <style:style style:name="P40" style:family="paragraph" style:parent-style-name="Standard">
      <style:text-properties fo:color="#000000" style:font-name="Courier New" fo:font-size="16pt" fo:font-weight="normal" officeooo:rsid="0007142d" officeooo:paragraph-rsid="0019de5c" style:font-size-asian="14pt" style:font-weight-asian="normal" style:font-size-complex="16pt" style:font-weight-complex="normal"/>
    </style:style>
    <style:style style:name="P41" style:family="paragraph" style:parent-style-name="Standard">
      <style:text-properties fo:color="#000000" style:font-name="Courier New" fo:font-size="16pt" fo:font-weight="normal" officeooo:rsid="0007142d" officeooo:paragraph-rsid="001ade2b" style:font-size-asian="14pt" style:font-weight-asian="normal" style:font-size-complex="16pt" style:font-weight-complex="normal"/>
    </style:style>
    <style:style style:name="P42" style:family="paragraph" style:parent-style-name="Standard">
      <style:text-properties fo:color="#000000" style:font-name="Courier New" fo:font-size="16pt" fo:font-weight="normal" officeooo:rsid="0007142d" officeooo:paragraph-rsid="002469ee" style:font-size-asian="14pt" style:font-weight-asian="normal" style:font-size-complex="16pt" style:font-weight-complex="normal"/>
    </style:style>
    <style:style style:name="P43" style:family="paragraph" style:parent-style-name="Standard">
      <style:text-properties fo:color="#000000" style:font-name="Courier New" fo:font-size="16pt" fo:font-weight="normal" officeooo:rsid="0007142d" officeooo:paragraph-rsid="0007142d" style:font-size-asian="16pt" style:font-weight-asian="normal" style:font-size-complex="16pt" style:font-weight-complex="normal"/>
    </style:style>
    <style:style style:name="P44" style:family="paragraph" style:parent-style-name="Standard">
      <style:text-properties fo:color="#000000" style:font-name="Courier New" fo:font-size="16pt" fo:font-weight="normal" officeooo:rsid="0007142d" officeooo:paragraph-rsid="00173f7e" style:font-size-asian="16pt" style:font-weight-asian="normal" style:font-size-complex="16pt" style:font-weight-complex="normal"/>
    </style:style>
    <style:style style:name="P45" style:family="paragraph" style:parent-style-name="Standard">
      <style:text-properties fo:color="#000000" style:font-name="Courier New" fo:font-size="16pt" fo:font-weight="normal" officeooo:rsid="0007142d" officeooo:paragraph-rsid="001aff97" style:font-size-asian="16pt" style:font-weight-asian="normal" style:font-size-complex="16pt" style:font-weight-complex="normal"/>
    </style:style>
    <style:style style:name="P46" style:family="paragraph" style:parent-style-name="Standard">
      <style:text-properties fo:color="#000000" style:font-name="Courier New" fo:font-size="16pt" fo:font-weight="normal" officeooo:rsid="0007142d" officeooo:paragraph-rsid="002469ee" style:font-size-asian="16pt" style:font-weight-asian="normal" style:font-size-complex="16pt" style:font-weight-complex="normal"/>
    </style:style>
    <style:style style:name="P47" style:family="paragraph" style:parent-style-name="Standard">
      <style:text-properties fo:color="#000000" style:font-name="Courier New" fo:font-size="16pt" fo:font-weight="normal" officeooo:rsid="000838db" officeooo:paragraph-rsid="00138ff2" style:font-size-asian="16pt" style:font-weight-asian="normal" style:font-size-complex="16pt" style:font-weight-complex="normal"/>
    </style:style>
    <style:style style:name="P48" style:family="paragraph" style:parent-style-name="Standard">
      <style:text-properties fo:color="#000000" style:font-name="Courier New" fo:font-size="12pt" style:text-underline-style="none" fo:font-weight="normal" officeooo:rsid="000ce3d5" officeooo:paragraph-rsid="000ce3d5" style:font-size-asian="10.5pt" style:font-weight-asian="normal" style:font-size-complex="12pt" style:font-weight-complex="normal"/>
    </style:style>
    <style:style style:name="P49" style:family="paragraph" style:parent-style-name="Standard">
      <style:text-properties fo:color="#000000" style:font-name="Courier New" fo:font-size="12pt" style:text-underline-style="none" fo:font-weight="normal" officeooo:rsid="000ce3d5" officeooo:paragraph-rsid="000d7b4d" style:font-size-asian="10.5pt" style:font-weight-asian="normal" style:font-size-complex="12pt" style:font-weight-complex="normal"/>
    </style:style>
    <style:style style:name="P50" style:family="paragraph" style:parent-style-name="Standard">
      <style:text-properties fo:color="#000000" style:font-name="Courier New" fo:font-size="12pt" style:text-underline-style="none" fo:font-weight="normal" officeooo:rsid="001d0bf3" officeooo:paragraph-rsid="001e7974" style:font-size-asian="10.5pt" style:font-weight-asian="normal" style:font-size-complex="12pt" style:font-weight-complex="normal"/>
    </style:style>
    <style:style style:name="P51" style:family="paragraph" style:parent-style-name="Standard">
      <style:text-properties fo:color="#000000" style:font-name="Courier New" fo:font-size="12pt" style:text-underline-style="none" fo:font-weight="bold" officeooo:rsid="0012ba8e" officeooo:paragraph-rsid="00173f7e" style:font-size-asian="10.5pt" style:font-weight-asian="bold" style:font-size-complex="12pt" style:font-weight-complex="bold"/>
    </style:style>
    <style:style style:name="P52" style:family="paragraph" style:parent-style-name="Standard">
      <style:text-properties fo:color="#000000" style:font-name="Courier New" fo:font-size="12pt" style:text-underline-style="none" fo:font-weight="bold" officeooo:rsid="0012ba8e" officeooo:paragraph-rsid="0020feac" style:font-size-asian="10.5pt" style:font-weight-asian="bold" style:font-size-complex="12pt" style:font-weight-complex="bold"/>
    </style:style>
    <style:style style:name="P53" style:family="paragraph" style:parent-style-name="Standard">
      <style:text-properties fo:color="#000000" style:font-name="Arial" fo:font-size="16pt" fo:font-weight="bold" officeooo:rsid="0026b74d" officeooo:paragraph-rsid="0026b74d" style:font-size-asian="14pt" style:font-weight-asian="bold" style:font-size-complex="16pt" style:font-weight-complex="bold"/>
    </style:style>
    <style:style style:name="P54" style:family="paragraph" style:parent-style-name="Standard">
      <style:text-properties fo:color="#000000" style:font-name="Arial" fo:font-size="16pt" fo:font-weight="bold" officeooo:rsid="0026b74d" officeooo:paragraph-rsid="001f5d71" style:font-size-asian="14pt" style:font-weight-asian="bold" style:font-size-complex="16pt" style:font-weight-complex="bold"/>
    </style:style>
    <style:style style:name="P55" style:family="paragraph" style:parent-style-name="Standard">
      <style:text-properties fo:color="#000000" style:font-name="Arial" fo:font-size="16pt" fo:font-weight="bold" officeooo:rsid="0007142d" officeooo:paragraph-rsid="0007142d" style:font-size-asian="14pt" style:font-weight-asian="bold" style:font-size-complex="16pt" style:font-weight-complex="bold"/>
    </style:style>
    <style:style style:name="P56" style:family="paragraph" style:parent-style-name="Standard">
      <style:text-properties fo:color="#000000" style:font-name="Arial" fo:font-size="16pt" fo:font-weight="normal" officeooo:rsid="0007142d" officeooo:paragraph-rsid="0007142d" style:font-size-asian="14pt" style:font-weight-asian="normal" style:font-size-complex="16pt" style:font-weight-complex="normal"/>
    </style:style>
    <style:style style:name="P57" style:family="paragraph" style:parent-style-name="Standard">
      <style:text-properties fo:color="#000000" style:font-name="Arial" fo:font-size="16pt" style:text-underline-style="none" fo:font-weight="normal" officeooo:rsid="000ce3d5" officeooo:paragraph-rsid="00133055" style:font-size-asian="14pt" style:font-weight-asian="normal" style:font-size-complex="16pt" style:font-weight-complex="normal"/>
    </style:style>
    <style:style style:name="P58" style:family="paragraph" style:parent-style-name="Standard">
      <style:text-properties fo:color="#000000" style:font-name="Arial" fo:font-size="16pt" style:text-underline-style="none" fo:font-weight="normal" officeooo:rsid="000ce3d5" officeooo:paragraph-rsid="001ecc5a" style:font-size-asian="14pt" style:font-weight-asian="normal" style:font-size-complex="16pt" style:font-weight-complex="normal"/>
    </style:style>
    <style:style style:name="P59" style:family="paragraph" style:parent-style-name="Standard">
      <style:text-properties fo:color="#000000" style:font-name="Arial" fo:font-size="16pt" style:text-underline-style="none" fo:font-weight="normal" officeooo:rsid="000838db" officeooo:paragraph-rsid="001d0bf3" style:font-size-asian="16pt" style:font-weight-asian="normal" style:font-size-complex="16pt" style:font-weight-complex="normal"/>
    </style:style>
    <style:style style:name="P60" style:family="paragraph" style:parent-style-name="Standard">
      <style:text-properties fo:color="#000000" style:font-name="Arial" fo:font-size="16pt" style:text-underline-style="none" fo:font-weight="normal" officeooo:rsid="001e7974" officeooo:paragraph-rsid="001e7974" style:font-size-asian="16pt" style:font-weight-asian="normal" style:font-size-complex="16pt" style:font-weight-complex="normal"/>
    </style:style>
    <style:style style:name="P61" style:family="paragraph" style:parent-style-name="Standard">
      <style:text-properties fo:color="#000000" style:font-name="Arial" fo:font-size="16pt" style:text-underline-style="none" fo:font-weight="normal" officeooo:rsid="001e7974" officeooo:paragraph-rsid="001ecc5a" style:font-size-asian="16pt" style:font-weight-asian="normal" style:font-size-complex="16pt" style:font-weight-complex="normal"/>
    </style:style>
    <style:style style:name="P62" style:family="paragraph" style:parent-style-name="Standard">
      <style:text-properties fo:color="#000000" style:font-name="Arial" fo:font-size="12pt" style:text-underline-style="none" fo:font-weight="normal" officeooo:rsid="000838db" officeooo:paragraph-rsid="000838db" style:font-size-asian="10.5pt" style:font-weight-asian="normal" style:font-size-complex="12pt" style:font-weight-complex="normal"/>
    </style:style>
    <style:style style:name="P63" style:family="paragraph" style:parent-style-name="Standard">
      <style:text-properties fo:color="#000000" style:font-name="Arial" fo:font-size="12pt" style:text-underline-style="none" fo:font-weight="normal" officeooo:rsid="000838db" officeooo:paragraph-rsid="000a13b0" style:font-size-asian="10.5pt" style:font-weight-asian="normal" style:font-size-complex="12pt" style:font-weight-complex="normal"/>
    </style:style>
    <style:style style:name="P64" style:family="paragraph" style:parent-style-name="Standard">
      <style:text-properties fo:color="#000000" style:font-name="Arial" fo:font-size="12pt" style:text-underline-style="none" fo:font-weight="normal" officeooo:rsid="000838db" officeooo:paragraph-rsid="001f5d71" style:font-size-asian="10.5pt" style:font-weight-asian="normal" style:font-size-complex="12pt" style:font-weight-complex="normal"/>
    </style:style>
    <style:style style:name="P65" style:family="paragraph" style:parent-style-name="Standard">
      <style:text-properties fo:color="#000000" style:font-name="Arial" fo:font-size="12pt" style:text-underline-style="none" fo:font-weight="normal" officeooo:rsid="000838db" officeooo:paragraph-rsid="0020cef8" style:font-size-asian="10.5pt" style:font-weight-asian="normal" style:font-size-complex="12pt" style:font-weight-complex="normal"/>
    </style:style>
    <style:style style:name="P66" style:family="paragraph" style:parent-style-name="Standard">
      <style:text-properties fo:color="#000000" style:font-name="Arial" fo:font-size="12pt" style:text-underline-style="none" fo:font-weight="normal" officeooo:rsid="000838db" officeooo:paragraph-rsid="000c0d4e" style:font-size-asian="10.5pt" style:font-weight-asian="normal" style:font-size-complex="12pt" style:font-weight-complex="normal"/>
    </style:style>
    <style:style style:name="P67" style:family="paragraph" style:parent-style-name="Standard">
      <style:text-properties fo:color="#000000" style:font-name="Arial" fo:font-size="12pt" style:text-underline-style="none" fo:font-weight="normal" officeooo:rsid="000838db" officeooo:paragraph-rsid="000d7b4d" style:font-size-asian="10.5pt" style:font-weight-asian="normal" style:font-size-complex="12pt" style:font-weight-complex="normal"/>
    </style:style>
    <style:style style:name="P68" style:family="paragraph" style:parent-style-name="Standard">
      <style:text-properties fo:color="#000000" style:font-name="Arial" fo:font-size="12pt" style:text-underline-style="none" fo:font-weight="normal" officeooo:rsid="000838db" officeooo:paragraph-rsid="000e63ec" style:font-size-asian="10.5pt" style:font-weight-asian="normal" style:font-size-complex="12pt" style:font-weight-complex="normal"/>
    </style:style>
    <style:style style:name="P69" style:family="paragraph" style:parent-style-name="Standard">
      <style:text-properties fo:color="#000000" style:font-name="Arial" fo:font-size="12pt" style:text-underline-style="none" fo:font-weight="normal" officeooo:rsid="000838db" officeooo:paragraph-rsid="000ea7d8" style:font-size-asian="10.5pt" style:font-weight-asian="normal" style:font-size-complex="12pt" style:font-weight-complex="normal"/>
    </style:style>
    <style:style style:name="P70" style:family="paragraph" style:parent-style-name="Standard">
      <style:text-properties fo:color="#000000" style:font-name="Arial" fo:font-size="12pt" style:text-underline-style="none" fo:font-weight="normal" officeooo:rsid="000c0d4e" officeooo:paragraph-rsid="000c0d4e" style:font-size-asian="10.5pt" style:font-weight-asian="normal" style:font-size-complex="12pt" style:font-weight-complex="normal"/>
    </style:style>
    <style:style style:name="P71" style:family="paragraph" style:parent-style-name="Standard">
      <style:text-properties fo:color="#000000" style:font-name="Arial" fo:font-size="12pt" style:text-underline-style="none" fo:font-weight="normal" officeooo:rsid="000c0d4e" officeooo:paragraph-rsid="000a13b0" style:font-size-asian="10.5pt" style:font-weight-asian="normal" style:font-size-complex="12pt" style:font-weight-complex="normal"/>
    </style:style>
    <style:style style:name="P72" style:family="paragraph" style:parent-style-name="Standard">
      <style:text-properties fo:color="#000000" style:font-name="Arial" fo:font-size="12pt" style:text-underline-style="none" fo:font-weight="normal" officeooo:rsid="000c0d4e" officeooo:paragraph-rsid="000d7b4d" style:font-size-asian="10.5pt" style:font-weight-asian="normal" style:font-size-complex="12pt" style:font-weight-complex="normal"/>
    </style:style>
    <style:style style:name="P73" style:family="paragraph" style:parent-style-name="Standard">
      <style:text-properties fo:color="#000000" style:font-name="Arial" fo:font-size="12pt" style:text-underline-style="none" fo:font-weight="normal" officeooo:rsid="000c0d4e" officeooo:paragraph-rsid="000db65a" style:font-size-asian="10.5pt" style:font-weight-asian="normal" style:font-size-complex="12pt" style:font-weight-complex="normal"/>
    </style:style>
    <style:style style:name="P74" style:family="paragraph" style:parent-style-name="Standard">
      <style:text-properties fo:color="#000000" style:font-name="Arial" fo:font-size="12pt" style:text-underline-style="none" fo:font-weight="normal" officeooo:rsid="000c0d4e" officeooo:paragraph-rsid="000e63ec" style:font-size-asian="10.5pt" style:font-weight-asian="normal" style:font-size-complex="12pt" style:font-weight-complex="normal"/>
    </style:style>
    <style:style style:name="P75" style:family="paragraph" style:parent-style-name="Standard">
      <style:text-properties fo:color="#000000" style:font-name="Arial" fo:font-size="12pt" style:text-underline-style="none" fo:font-weight="normal" officeooo:rsid="000c0d4e" officeooo:paragraph-rsid="000ea7d8" style:font-size-asian="10.5pt" style:font-weight-asian="normal" style:font-size-complex="12pt" style:font-weight-complex="normal"/>
    </style:style>
    <style:style style:name="P76" style:family="paragraph" style:parent-style-name="Standard">
      <style:text-properties fo:color="#000000" style:font-name="Arial" fo:font-size="12pt" style:text-underline-style="none" fo:font-weight="normal" officeooo:rsid="000ce3d5" officeooo:paragraph-rsid="000ce3d5" style:font-size-asian="10.5pt" style:font-weight-asian="normal" style:font-size-complex="12pt" style:font-weight-complex="normal"/>
    </style:style>
    <style:style style:name="P77" style:family="paragraph" style:parent-style-name="Standard">
      <style:text-properties fo:color="#000000" style:font-name="Arial" fo:font-size="12pt" style:text-underline-style="none" fo:font-weight="normal" officeooo:rsid="000ce3d5" officeooo:paragraph-rsid="000d7b4d" style:font-size-asian="10.5pt" style:font-weight-asian="normal" style:font-size-complex="12pt" style:font-weight-complex="normal"/>
    </style:style>
    <style:style style:name="P78" style:family="paragraph" style:parent-style-name="Standard">
      <style:text-properties fo:color="#000000" style:font-name="Arial" fo:font-size="12pt" style:text-underline-style="none" fo:font-weight="normal" officeooo:rsid="000ce3d5" officeooo:paragraph-rsid="000e63ec" style:font-size-asian="10.5pt" style:font-weight-asian="normal" style:font-size-complex="12pt" style:font-weight-complex="normal"/>
    </style:style>
    <style:style style:name="P79" style:family="paragraph" style:parent-style-name="Standard">
      <style:text-properties fo:color="#000000" style:font-name="Arial" fo:font-size="12pt" style:text-underline-style="none" fo:font-weight="normal" officeooo:rsid="000ce3d5" officeooo:paragraph-rsid="000c0d4e" style:font-size-asian="10.5pt" style:font-weight-asian="normal" style:font-size-complex="12pt" style:font-weight-complex="normal"/>
    </style:style>
    <style:style style:name="P80" style:family="paragraph" style:parent-style-name="Standard">
      <style:text-properties fo:color="#000000" style:font-name="Arial" fo:font-size="12pt" style:text-underline-style="none" fo:font-weight="normal" officeooo:rsid="000e63ec" officeooo:paragraph-rsid="000e63ec" style:font-size-asian="10.5pt" style:font-weight-asian="normal" style:font-size-complex="12pt" style:font-weight-complex="normal"/>
    </style:style>
    <style:style style:name="P81" style:family="paragraph" style:parent-style-name="Standard">
      <style:text-properties fo:color="#000000" style:font-name="Arial" fo:font-size="12pt" style:text-underline-style="none" fo:font-weight="normal" officeooo:rsid="000e63ec" officeooo:paragraph-rsid="000ea7d8" style:font-size-asian="10.5pt" style:font-weight-asian="normal" style:font-size-complex="12pt" style:font-weight-complex="normal"/>
    </style:style>
    <style:style style:name="P82" style:family="paragraph" style:parent-style-name="Standard">
      <style:text-properties fo:color="#000000" style:font-name="Arial" fo:font-size="12pt" style:text-underline-style="none" fo:font-weight="normal" officeooo:rsid="000e63ec" officeooo:paragraph-rsid="00179fe0" style:font-size-asian="10.5pt" style:font-weight-asian="normal" style:font-size-complex="12pt" style:font-weight-complex="normal"/>
    </style:style>
    <style:style style:name="P83" style:family="paragraph" style:parent-style-name="Standard">
      <style:text-properties fo:color="#000000" style:font-name="Arial" fo:font-size="12pt" style:text-underline-style="none" fo:font-weight="normal" officeooo:rsid="000e63ec" officeooo:paragraph-rsid="0019de5c" style:font-size-asian="10.5pt" style:font-weight-asian="normal" style:font-size-complex="12pt" style:font-weight-complex="normal"/>
    </style:style>
    <style:style style:name="P84" style:family="paragraph" style:parent-style-name="Standard">
      <style:text-properties fo:color="#000000" style:font-name="Arial" fo:font-size="12pt" style:text-underline-style="none" fo:font-weight="normal" officeooo:rsid="000e63ec" officeooo:paragraph-rsid="0020feac" style:font-size-asian="10.5pt" style:font-weight-asian="normal" style:font-size-complex="12pt" style:font-weight-complex="normal"/>
    </style:style>
    <style:style style:name="P85" style:family="paragraph" style:parent-style-name="Standard">
      <style:text-properties fo:color="#000000" style:font-name="Arial" fo:font-size="12pt" style:text-underline-style="none" fo:font-weight="normal" officeooo:rsid="0019de5c" officeooo:paragraph-rsid="0019de5c" style:font-size-asian="10.5pt" style:font-weight-asian="normal" style:font-size-complex="12pt" style:font-weight-complex="normal"/>
    </style:style>
    <style:style style:name="P86" style:family="paragraph" style:parent-style-name="Standard">
      <style:text-properties fo:color="#000000" style:font-name="Arial" fo:font-size="12pt" style:text-underline-style="none" fo:font-weight="normal" officeooo:rsid="000a13b0" officeooo:paragraph-rsid="000838db" style:font-size-asian="10.5pt" style:font-weight-asian="normal" style:font-size-complex="12pt" style:font-weight-complex="normal"/>
    </style:style>
    <style:style style:name="P87" style:family="paragraph" style:parent-style-name="Standard">
      <style:text-properties fo:color="#000000" style:font-name="Arial" fo:font-size="12pt" style:text-underline-style="none" fo:font-weight="normal" officeooo:rsid="0007142d" officeooo:paragraph-rsid="000c0d4e" style:font-size-asian="10.5pt" style:font-weight-asian="normal" style:font-size-complex="12pt" style:font-weight-complex="normal"/>
    </style:style>
    <style:style style:name="P88" style:family="paragraph" style:parent-style-name="Standard">
      <style:text-properties fo:color="#000000" style:font-name="Arial" fo:font-size="12pt" style:text-underline-style="none" fo:font-weight="normal" officeooo:rsid="0007142d" officeooo:paragraph-rsid="000ea7d8" style:font-size-asian="10.5pt" style:font-weight-asian="normal" style:font-size-complex="12pt" style:font-weight-complex="normal"/>
    </style:style>
    <style:style style:name="P89" style:family="paragraph" style:parent-style-name="Standard">
      <style:text-properties fo:color="#000000" style:font-name="Arial" fo:font-size="12pt" style:text-underline-style="none" fo:font-weight="normal" officeooo:rsid="0007142d" officeooo:paragraph-rsid="001f5d71" style:font-size-asian="10.5pt" style:font-weight-asian="normal" style:font-size-complex="12pt" style:font-weight-complex="normal"/>
    </style:style>
    <style:style style:name="P90" style:family="paragraph" style:parent-style-name="Standard">
      <style:text-properties fo:color="#000000" style:font-name="Arial" fo:font-size="12pt" style:text-underline-style="none" fo:font-weight="normal" officeooo:rsid="001937a1" officeooo:paragraph-rsid="00179fe0" style:font-size-asian="10.5pt" style:font-weight-asian="normal" style:font-size-complex="12pt" style:font-weight-complex="normal"/>
    </style:style>
    <style:style style:name="P91" style:family="paragraph" style:parent-style-name="Standard">
      <style:text-properties fo:color="#000000" style:font-name="Arial" fo:font-size="12pt" style:text-underline-style="none" fo:font-weight="normal" officeooo:rsid="001d0bf3" officeooo:paragraph-rsid="001d0bf3" style:font-size-asian="10.5pt" style:font-weight-asian="normal" style:font-size-complex="12pt" style:font-weight-complex="normal"/>
    </style:style>
    <style:style style:name="P92" style:family="paragraph" style:parent-style-name="Standard">
      <style:text-properties fo:color="#000000" style:font-name="Arial" fo:font-size="12pt" style:text-underline-style="none" fo:font-weight="normal" officeooo:rsid="001d0bf3" officeooo:paragraph-rsid="001ecc5a" style:font-size-asian="10.5pt" style:font-weight-asian="normal" style:font-size-complex="12pt" style:font-weight-complex="normal"/>
    </style:style>
    <style:style style:name="P93" style:family="paragraph" style:parent-style-name="Standard">
      <style:text-properties fo:color="#000000" style:font-name="Arial" fo:font-size="12pt" style:text-underline-style="none" fo:font-weight="normal" officeooo:rsid="001f5d71" officeooo:paragraph-rsid="0020cef8" style:font-size-asian="10.5pt" style:font-weight-asian="normal" style:font-size-complex="12pt" style:font-weight-complex="normal"/>
    </style:style>
    <style:style style:name="P94" style:family="paragraph" style:parent-style-name="Standard">
      <style:text-properties fo:color="#000000" style:font-name="Arial" fo:font-size="12pt" style:text-underline-style="none" fo:font-weight="normal" officeooo:rsid="0020feac" officeooo:paragraph-rsid="0020feac" style:font-size-asian="10.5pt" style:font-weight-asian="normal" style:font-size-complex="12pt" style:font-weight-complex="normal"/>
    </style:style>
    <style:style style:name="P95" style:family="paragraph" style:parent-style-name="Standard">
      <style:text-properties fo:color="#000000" style:font-name="Arial" fo:font-size="12pt" style:text-underline-style="none" fo:font-weight="normal" officeooo:rsid="0024e30d" officeooo:paragraph-rsid="002469ee" style:font-size-asian="10.5pt" style:font-weight-asian="normal" style:font-size-complex="12pt" style:font-weight-complex="normal"/>
    </style:style>
    <style:style style:name="P96" style:family="paragraph" style:parent-style-name="Standard">
      <style:text-properties fo:color="#000000" style:font-name="Arial" fo:font-size="12pt" style:text-underline-style="none" fo:font-weight="bold" officeooo:rsid="0012ba8e" officeooo:paragraph-rsid="0011941e" style:font-size-asian="10.5pt" style:font-weight-asian="bold" style:font-size-complex="12pt" style:font-weight-complex="bold"/>
    </style:style>
    <style:style style:name="P97" style:family="paragraph" style:parent-style-name="Standard">
      <style:text-properties fo:color="#000000" style:font-name="Arial" fo:font-size="12pt" fo:font-weight="normal" officeooo:rsid="0007142d" officeooo:paragraph-rsid="0007142d" style:font-size-asian="10.5pt" style:font-weight-asian="normal" style:font-size-complex="12pt" style:font-weight-complex="normal"/>
    </style:style>
    <style:style style:name="P98" style:family="paragraph" style:parent-style-name="Standard">
      <style:text-properties fo:color="#000000" style:font-name="Arial" fo:font-size="12pt" fo:font-weight="normal" officeooo:rsid="0007142d" officeooo:paragraph-rsid="00173f7e" style:font-size-asian="10.5pt" style:font-weight-asian="normal" style:font-size-complex="12pt" style:font-weight-complex="normal"/>
    </style:style>
    <style:style style:name="P99" style:family="paragraph" style:parent-style-name="Standard">
      <style:text-properties fo:color="#000000" style:font-name="Arial" fo:font-size="12pt" fo:font-weight="normal" officeooo:rsid="0007142d" officeooo:paragraph-rsid="0019de5c" style:font-size-asian="10.5pt" style:font-weight-asian="normal" style:font-size-complex="12pt" style:font-weight-complex="normal"/>
    </style:style>
    <style:style style:name="P100" style:family="paragraph" style:parent-style-name="Standard">
      <style:text-properties fo:color="#000000" style:font-name="Arial" fo:font-size="12pt" fo:font-weight="normal" officeooo:rsid="0007142d" officeooo:paragraph-rsid="002469ee" style:font-size-asian="10.5pt" style:font-weight-asian="normal" style:font-size-complex="12pt" style:font-weight-complex="normal"/>
    </style:style>
    <style:style style:name="P101" style:family="paragraph" style:parent-style-name="Standard">
      <style:text-properties fo:color="#000000" style:font-name="Arial" fo:font-size="12pt" fo:font-weight="normal" officeooo:rsid="000838db" officeooo:paragraph-rsid="000838db" style:font-size-asian="10.5pt" style:font-weight-asian="normal" style:font-size-complex="12pt" style:font-weight-complex="normal"/>
    </style:style>
    <style:style style:name="P102" style:family="paragraph" style:parent-style-name="Standard">
      <style:text-properties fo:color="#000000" style:font-name="Arial" fo:font-size="12pt" fo:font-weight="normal" officeooo:rsid="000838db" officeooo:paragraph-rsid="0007142d" style:font-size-asian="10.5pt" style:font-weight-asian="normal" style:font-size-complex="12pt" style:font-weight-complex="normal"/>
    </style:style>
    <style:style style:name="P103" style:family="paragraph" style:parent-style-name="Standard">
      <style:text-properties fo:color="#000000" style:font-name="Arial" fo:font-size="12pt" fo:font-weight="normal" officeooo:rsid="000838db" officeooo:paragraph-rsid="00173f7e" style:font-size-asian="10.5pt" style:font-weight-asian="normal" style:font-size-complex="12pt" style:font-weight-complex="normal"/>
    </style:style>
    <style:style style:name="P104" style:family="paragraph" style:parent-style-name="Standard">
      <style:text-properties fo:color="#000000" style:font-name="Arial" fo:font-size="12pt" fo:font-weight="normal" officeooo:rsid="001aff97" officeooo:paragraph-rsid="0019de5c" style:font-size-asian="10.5pt" style:font-weight-asian="normal" style:font-size-complex="12pt" style:font-weight-complex="normal"/>
    </style:style>
    <style:style style:name="P105" style:family="paragraph" style:parent-style-name="Standard">
      <style:text-properties fo:color="#000000" style:font-name="Arial" fo:font-size="12pt" fo:font-weight="normal" officeooo:rsid="001aff97" officeooo:paragraph-rsid="002469ee" style:font-size-asian="10.5pt" style:font-weight-asian="normal" style:font-size-complex="12pt" style:font-weight-complex="normal"/>
    </style:style>
    <style:style style:name="P106" style:family="paragraph" style:parent-style-name="Standard">
      <style:text-properties fo:color="#000000" style:font-name="Arial" fo:font-size="60pt" fo:font-weight="bold" officeooo:rsid="00253c6e" officeooo:paragraph-rsid="00253c6e" style:font-size-asian="52.5pt" style:font-weight-asian="bold" style:font-size-complex="60pt" style:font-weight-complex="bold"/>
    </style:style>
    <style:style style:name="P107" style:family="paragraph" style:parent-style-name="Standard">
      <style:text-properties fo:color="#000000" style:font-name="Arial" fo:font-size="60pt" fo:font-weight="bold" officeooo:rsid="0026b74d" officeooo:paragraph-rsid="0026b74d" style:font-size-asian="52.5pt" style:font-weight-asian="bold" style:font-size-complex="60pt" style:font-weight-complex="bold"/>
    </style:style>
    <style:style style:name="P108" style:family="paragraph" style:parent-style-name="Standard">
      <style:text-properties fo:color="#000000" style:font-name="Arial" fo:font-size="30pt" fo:font-weight="bold" officeooo:rsid="00253c6e" officeooo:paragraph-rsid="00253c6e" style:font-size-asian="26.25pt" style:font-weight-asian="bold" style:font-size-complex="30pt" style:font-weight-complex="bold"/>
    </style:style>
    <style:style style:name="P109" style:family="paragraph" style:parent-style-name="Standard">
      <style:text-properties fo:color="#000000" style:font-name="Arial" fo:font-size="30pt" fo:font-weight="bold" officeooo:rsid="0026b74d" officeooo:paragraph-rsid="0026b74d" style:font-size-asian="30pt" style:font-weight-asian="bold" style:font-size-complex="30pt" style:font-weight-complex="bold"/>
    </style:style>
    <style:style style:name="P110" style:family="paragraph" style:parent-style-name="Standard">
      <style:text-properties fo:color="#000000" style:font-name="Arial" fo:font-size="30pt" fo:font-weight="bold" officeooo:rsid="001f5d71" officeooo:paragraph-rsid="001f5d71" style:font-size-asian="30pt" style:font-weight-asian="bold" style:font-size-complex="30pt" style:font-weight-complex="bold"/>
    </style:style>
    <style:style style:name="P111" style:family="paragraph" style:parent-style-name="Standard">
      <style:text-properties fo:color="#000000" style:font-name="Arial" fo:font-size="30pt" style:text-underline-style="none" fo:font-weight="bold" officeooo:rsid="001f5d71" officeooo:paragraph-rsid="001f5d71" style:font-size-asian="30pt" style:font-weight-asian="bold" style:font-size-complex="30pt" style:font-weight-complex="bold"/>
    </style:style>
    <style:style style:name="P112" style:family="paragraph" style:parent-style-name="Standard">
      <style:text-properties fo:color="#000000" style:font-name="Courier New" fo:font-size="16pt" fo:font-weight="normal" officeooo:rsid="0007142d" officeooo:paragraph-rsid="001aff97" style:font-size-asian="16pt" style:font-weight-asian="normal" style:font-size-complex="16pt" style:font-weight-complex="normal"/>
    </style:style>
    <style:style style:name="P113" style:family="paragraph" style:parent-style-name="Standard">
      <style:text-properties fo:color="#000000" style:font-name="Courier New" fo:font-size="16pt" style:text-underline-style="none" fo:font-weight="bold" officeooo:rsid="0007142d" officeooo:paragraph-rsid="000838db" style:font-size-asian="16pt" style:font-weight-asian="bold" style:font-size-complex="16pt" style:font-weight-complex="bold"/>
    </style:style>
    <style:style style:name="P114" style:family="paragraph" style:parent-style-name="Standard">
      <style:text-properties fo:color="#000000" style:font-name="Courier New" fo:font-size="30pt" style:text-underline-style="solid" style:text-underline-width="auto" style:text-underline-color="font-color" fo:font-weight="bold" officeooo:rsid="0007142d" officeooo:paragraph-rsid="0007142d" style:font-size-asian="30pt" style:font-weight-asian="bold" style:font-size-complex="30pt" style:font-weight-complex="bold"/>
    </style:style>
    <style:style style:name="P115" style:family="paragraph" style:parent-style-name="Standard">
      <style:text-properties fo:color="#000000" style:font-name="Courier New" fo:font-size="30pt" style:text-underline-style="solid" style:text-underline-width="auto" style:text-underline-color="font-color" fo:font-weight="bold" officeooo:rsid="000838db" officeooo:paragraph-rsid="000838db" style:font-size-asian="30pt" style:font-weight-asian="bold" style:font-size-complex="30pt" style:font-weight-complex="bold"/>
    </style:style>
    <style:style style:name="P116" style:family="paragraph" style:parent-style-name="Standard">
      <style:text-properties fo:color="#000000" style:font-name="Courier New" fo:font-size="30pt" style:text-underline-style="solid" style:text-underline-width="auto" style:text-underline-color="font-color" fo:font-weight="bold" officeooo:rsid="001f5d71" officeooo:paragraph-rsid="001f5d71" style:font-size-asian="30pt" style:font-weight-asian="bold" style:font-size-complex="30pt" style:font-weight-complex="bold"/>
    </style:style>
    <style:style style:name="P117" style:family="paragraph" style:parent-style-name="Standard">
      <style:text-properties fo:color="#000000" style:font-name="Courier New" fo:font-size="12pt" style:text-underline-style="none" fo:font-weight="bold" officeooo:rsid="0012ba8e" officeooo:paragraph-rsid="00173f7e" style:font-size-asian="10.5pt" style:font-weight-asian="bold" style:font-size-complex="12pt" style:font-weight-complex="bold"/>
    </style:style>
    <style:style style:name="P118" style:family="paragraph" style:parent-style-name="Standard">
      <style:text-properties fo:color="#000000" style:font-name="Courier New" fo:font-size="12pt" style:text-underline-style="none" fo:font-weight="bold" officeooo:rsid="0012ba8e" officeooo:paragraph-rsid="0020feac" style:font-size-asian="10.5pt" style:font-weight-asian="bold" style:font-size-complex="12pt" style:font-weight-complex="bold"/>
    </style:style>
    <style:style style:name="P119" style:family="paragraph" style:parent-style-name="Standard">
      <style:text-properties fo:color="#000000" style:font-name="Arial" fo:font-size="12pt" style:text-underline-style="none" fo:font-weight="normal" officeooo:rsid="001d0bf3" officeooo:paragraph-rsid="001e7974" style:font-size-asian="10.5pt" style:font-weight-asian="normal" style:font-size-complex="12pt" style:font-weight-complex="normal"/>
    </style:style>
    <style:style style:name="P120" style:family="paragraph" style:parent-style-name="Standard">
      <style:text-properties fo:color="#000000" style:font-name="Arial" fo:font-size="12pt" style:text-underline-style="none" fo:font-weight="normal" officeooo:rsid="000a13b0" officeooo:paragraph-rsid="000838db" style:font-size-asian="10.5pt" style:font-weight-asian="normal" style:font-size-complex="12pt" style:font-weight-complex="normal"/>
    </style:style>
    <style:style style:name="P121" style:family="paragraph" style:parent-style-name="Standard">
      <style:text-properties fo:color="#000000" style:font-name="Arial" fo:font-size="12pt" style:text-underline-style="none" fo:font-weight="normal" officeooo:rsid="000c0d4e" officeooo:paragraph-rsid="000db65a" style:font-size-asian="10.5pt" style:font-weight-asian="normal" style:font-size-complex="12pt" style:font-weight-complex="normal"/>
    </style:style>
    <style:style style:name="P122" style:family="paragraph" style:parent-style-name="Standard">
      <style:text-properties fo:color="#000000" style:font-name="Arial" fo:font-size="12pt" style:text-underline-style="none" fo:font-weight="normal" officeooo:rsid="000e63ec" officeooo:paragraph-rsid="000e63ec" style:font-size-asian="10.5pt" style:font-weight-asian="normal" style:font-size-complex="12pt" style:font-weight-complex="normal"/>
    </style:style>
    <style:style style:name="P123" style:family="paragraph" style:parent-style-name="Standard">
      <style:text-properties fo:color="#000000" style:font-name="Arial" fo:font-size="12pt" style:text-underline-style="none" fo:font-weight="bold" officeooo:rsid="0012ba8e" officeooo:paragraph-rsid="0011941e" style:font-size-asian="10.5pt" style:font-weight-asian="bold" style:font-size-complex="12pt" style:font-weight-complex="bold"/>
    </style:style>
    <style:style style:name="T1" style:family="text">
      <style:text-properties style:font-name="Courier New"/>
    </style:style>
    <style:style style:name="T2" style:family="text">
      <style:text-properties style:font-name="Courier New" officeooo:rsid="000e63ec"/>
    </style:style>
    <style:style style:name="T3" style:family="text">
      <style:text-properties style:font-name="Courier New" fo:font-size="12pt" fo:font-weight="bold" officeooo:rsid="00133055" style:font-size-asian="10.5pt" style:font-weight-asian="bold" style:font-size-complex="12pt" style:font-weight-complex="bold"/>
    </style:style>
    <style:style style:name="T4" style:family="text">
      <style:text-properties style:font-name="Courier New" fo:font-size="12pt" fo:font-weight="bold" officeooo:rsid="000c0d4e" style:font-size-asian="10.5pt" style:font-weight-asian="bold" style:font-size-complex="12pt" style:font-weight-complex="bold"/>
    </style:style>
    <style:style style:name="T5" style:family="text">
      <style:text-properties style:font-name="Courier New" fo:font-size="12pt" fo:font-weight="bold" officeooo:rsid="001ecc5a" style:font-size-asian="10.5pt" style:font-weight-asian="bold" style:font-size-complex="12pt" style:font-weight-complex="bold"/>
    </style:style>
    <style:style style:name="T6" style:family="text">
      <style:text-properties style:font-name="Courier New" fo:font-size="12pt" officeooo:rsid="000db65a" style:font-size-asian="10.5pt" style:font-size-complex="12pt"/>
    </style:style>
    <style:style style:name="T7" style:family="text">
      <style:text-properties style:font-name="Courier New" fo:font-size="12pt" officeooo:rsid="001beee8" style:font-size-asian="10.5pt" style:font-size-complex="12pt"/>
    </style:style>
    <style:style style:name="T8" style:family="text">
      <style:text-properties style:font-name="Courier New" fo:font-size="12pt" officeooo:rsid="001d0bf3" style:font-size-asian="10.5pt" style:font-size-complex="12pt"/>
    </style:style>
    <style:style style:name="T9" style:family="text">
      <style:text-properties style:font-name="Courier New" officeooo:rsid="001f5d71"/>
    </style:style>
    <style:style style:name="T10" style:family="text">
      <style:text-properties style:font-name="Courier New" officeooo:rsid="001d0bf3"/>
    </style:style>
    <style:style style:name="T11" style:family="text">
      <style:text-properties style:font-name="Arial" fo:font-size="12pt" style:font-size-asian="10.5pt" style:font-size-complex="12pt"/>
    </style:style>
    <style:style style:name="T12" style:family="text">
      <style:text-properties style:font-name="Arial" fo:font-size="12pt" officeooo:rsid="000838db" style:font-size-asian="10.5pt" style:font-size-complex="12pt"/>
    </style:style>
    <style:style style:name="T13" style:family="text">
      <style:text-properties style:font-name="Arial" fo:font-size="12pt" officeooo:rsid="001aff97" style:font-size-asian="10.5pt" style:font-size-complex="12pt"/>
    </style:style>
    <style:style style:name="T14" style:family="text">
      <style:text-properties style:font-name="Arial" fo:font-size="12pt" officeooo:rsid="00248e12" style:font-size-asian="10.5pt" style:font-size-complex="12pt"/>
    </style:style>
    <style:style style:name="T15" style:family="text">
      <style:text-properties style:font-name="Arial" fo:font-size="12pt" officeooo:rsid="0024e30d" style:font-size-asian="10.5pt" style:font-size-complex="12pt"/>
    </style:style>
    <style:style style:name="T16" style:family="text">
      <style:text-properties style:font-name="Arial" fo:font-size="12pt" officeooo:rsid="0007142d" style:font-size-asian="10.5pt" style:font-size-complex="12pt"/>
    </style:style>
    <style:style style:name="T17" style:family="text">
      <style:text-properties style:font-name="Arial" fo:font-size="12pt" officeooo:rsid="000a13b0" style:font-size-asian="10.5pt" style:font-size-complex="12pt"/>
    </style:style>
    <style:style style:name="T18" style:family="text">
      <style:text-properties style:font-name="Arial" fo:font-size="12pt" officeooo:rsid="000c0d4e" style:font-size-asian="10.5pt" style:font-size-complex="12pt"/>
    </style:style>
    <style:style style:name="T19" style:family="text">
      <style:text-properties style:font-name="Arial" fo:font-size="12pt" officeooo:rsid="000ce3d5" style:font-size-asian="10.5pt" style:font-size-complex="12pt"/>
    </style:style>
    <style:style style:name="T20" style:family="text">
      <style:text-properties style:font-name="Arial" fo:font-size="12pt" officeooo:rsid="000e63ec" style:font-size-asian="10.5pt" style:font-size-complex="12pt"/>
    </style:style>
    <style:style style:name="T21" style:family="text">
      <style:text-properties style:font-name="Arial" fo:font-size="12pt" officeooo:rsid="0011941e" style:font-size-asian="10.5pt" style:font-size-complex="12pt"/>
    </style:style>
    <style:style style:name="T22" style:family="text">
      <style:text-properties style:font-name="Arial" fo:font-size="12pt" officeooo:rsid="0012ba8e" style:font-size-asian="10.5pt" style:font-size-complex="12pt"/>
    </style:style>
    <style:style style:name="T23" style:family="text">
      <style:text-properties style:font-name="Arial" fo:font-size="12pt" officeooo:rsid="0019de5c" style:font-size-asian="10.5pt" style:font-size-complex="12pt"/>
    </style:style>
    <style:style style:name="T24" style:family="text">
      <style:text-properties style:font-name="Arial" fo:font-size="12pt" officeooo:rsid="0020feac" style:font-size-asian="10.5pt" style:font-size-complex="12pt"/>
    </style:style>
    <style:style style:name="T25" style:family="text">
      <style:text-properties style:font-name="Arial" fo:font-size="12pt" fo:font-weight="bold" officeooo:rsid="0012ba8e" style:font-size-asian="10.5pt" style:font-weight-asian="bold" style:font-size-complex="12pt" style:font-weight-complex="bold"/>
    </style:style>
    <style:style style:name="T26" style:family="text">
      <style:text-properties style:font-name="Arial" fo:font-size="12pt" style:text-underline-style="none" fo:font-weight="bold" officeooo:rsid="0012ba8e" style:font-size-asian="10.5pt" style:font-weight-asian="bold" style:font-size-complex="12pt" style:font-weight-complex="bold"/>
    </style:style>
    <style:style style:name="T27" style:family="text">
      <style:text-properties style:font-name="Arial" fo:font-size="12pt" style:text-underline-style="none" style:font-size-asian="10.5pt" style:font-size-complex="12pt"/>
    </style:style>
    <style:style style:name="T28" style:family="text">
      <style:text-properties style:font-name="Arial" fo:font-size="12pt" style:text-underline-style="none" officeooo:rsid="0011941e" style:font-size-asian="10.5pt" style:font-size-complex="12pt"/>
    </style:style>
    <style:style style:name="T29" style:family="text">
      <style:text-properties style:font-name="Arial" fo:font-size="12pt" style:text-underline-style="none" officeooo:rsid="000c0d4e" style:font-size-asian="10.5pt" style:font-size-complex="12pt"/>
    </style:style>
    <style:style style:name="T30" style:family="text">
      <style:text-properties style:font-name="Arial" fo:font-size="12pt" style:text-underline-style="none" officeooo:rsid="001ade2b" style:font-size-asian="10.5pt" style:font-size-complex="12pt"/>
    </style:style>
    <style:style style:name="T31" style:family="text">
      <style:text-properties style:font-name="Arial" fo:font-size="12pt" style:text-underline-style="none" officeooo:rsid="0024e30d" style:font-size-asian="10.5pt" style:font-size-complex="12pt"/>
    </style:style>
    <style:style style:name="T32" style:family="text">
      <style:text-properties style:font-name="Arial" fo:font-size="12pt" officeooo:rsid="000a13b0" style:font-size-asian="16pt" style:font-size-complex="12pt"/>
    </style:style>
    <style:style style:name="T33" style:family="text">
      <style:text-properties style:font-name="Arial" fo:font-size="12pt" officeooo:rsid="001aff97" style:font-size-asian="12pt" style:font-size-complex="12pt"/>
    </style:style>
    <style:style style:name="T34" style:family="text">
      <style:text-properties fo:font-size="12pt" style:font-size-asian="10.5pt" style:font-size-complex="12pt"/>
    </style:style>
    <style:style style:name="T35" style:family="text">
      <style:text-properties fo:font-size="12pt" officeooo:rsid="000838db" style:font-size-asian="10.5pt" style:font-size-complex="12pt"/>
    </style:style>
    <style:style style:name="T36" style:family="text">
      <style:text-properties fo:font-size="12pt" officeooo:rsid="001aff97" style:font-size-asian="10.5pt" style:font-size-complex="12pt"/>
    </style:style>
    <style:style style:name="T37" style:family="text">
      <style:text-properties fo:font-size="12pt" officeooo:rsid="0024e30d" style:font-size-asian="10.5pt" style:font-size-complex="12pt"/>
    </style:style>
    <style:style style:name="T38" style:family="text">
      <style:text-properties fo:font-size="12pt" officeooo:rsid="000a13b0" style:font-size-asian="10.5pt" style:font-size-complex="12pt"/>
    </style:style>
    <style:style style:name="T39" style:family="text">
      <style:text-properties fo:font-size="12pt" officeooo:rsid="000c0d4e" style:font-size-asian="10.5pt" style:font-size-complex="12pt"/>
    </style:style>
    <style:style style:name="T40" style:family="text">
      <style:text-properties fo:font-size="12pt" officeooo:rsid="000ce3d5" style:font-size-asian="10.5pt" style:font-size-complex="12pt"/>
    </style:style>
    <style:style style:name="T41" style:family="text">
      <style:text-properties fo:font-size="12pt" officeooo:rsid="000d7b4d" style:font-size-asian="10.5pt" style:font-size-complex="12pt"/>
    </style:style>
    <style:style style:name="T42" style:family="text">
      <style:text-properties fo:font-size="12pt" officeooo:rsid="000db65a" style:font-size-asian="10.5pt" style:font-size-complex="12pt"/>
    </style:style>
    <style:style style:name="T43" style:family="text">
      <style:text-properties fo:font-size="12pt" officeooo:rsid="000e63ec" style:font-size-asian="10.5pt" style:font-size-complex="12pt"/>
    </style:style>
    <style:style style:name="T44" style:family="text">
      <style:text-properties fo:font-size="12pt" officeooo:rsid="0019de5c" style:font-size-asian="10.5pt" style:font-size-complex="12pt"/>
    </style:style>
    <style:style style:name="T45" style:family="text">
      <style:text-properties fo:font-size="12pt" officeooo:rsid="0012ba8e" style:font-size-asian="10.5pt" style:font-size-complex="12pt"/>
    </style:style>
    <style:style style:name="T46" style:family="text">
      <style:text-properties fo:font-size="12pt" officeooo:rsid="001beee8" style:font-size-asian="10.5pt" style:font-size-complex="12pt"/>
    </style:style>
    <style:style style:name="T47" style:family="text">
      <style:text-properties fo:font-size="12pt" officeooo:rsid="001d0bf3" style:font-size-asian="10.5pt" style:font-size-complex="12pt"/>
    </style:style>
    <style:style style:name="T48" style:family="text">
      <style:text-properties fo:font-size="12pt" officeooo:rsid="001ecc5a" style:font-size-asian="10.5pt" style:font-size-complex="12pt"/>
    </style:style>
    <style:style style:name="T49" style:family="text">
      <style:text-properties fo:font-size="12pt" fo:font-weight="bold" officeooo:rsid="0012ba8e" style:font-size-asian="10.5pt" style:font-weight-asian="bold" style:font-size-complex="12pt" style:font-weight-complex="bold"/>
    </style:style>
    <style:style style:name="T50" style:family="text">
      <style:text-properties fo:font-size="12pt" fo:font-weight="bold" officeooo:rsid="00133055" style:font-size-asian="10.5pt" style:font-weight-asian="bold" style:font-size-complex="12pt" style:font-weight-complex="bold"/>
    </style:style>
    <style:style style:name="T51" style:family="text">
      <style:text-properties fo:font-size="12pt" fo:font-weight="bold" officeooo:rsid="00138ff2" style:font-size-asian="10.5pt" style:font-weight-asian="bold" style:font-size-complex="12pt" style:font-weight-complex="bold"/>
    </style:style>
    <style:style style:name="T52" style:family="text">
      <style:text-properties fo:font-size="12pt" fo:font-weight="bold" officeooo:rsid="0019de5c" style:font-size-asian="10.5pt" style:font-weight-asian="bold" style:font-size-complex="12pt" style:font-weight-complex="bold"/>
    </style:style>
    <style:style style:name="T53" style:family="text">
      <style:text-properties fo:font-size="12pt" fo:font-weight="bold" officeooo:rsid="0020feac" style:font-size-asian="10.5pt" style:font-weight-asian="bold" style:font-size-complex="12pt" style:font-weight-complex="bold"/>
    </style:style>
    <style:style style:name="T54" style:family="text">
      <style:text-properties fo:font-size="12pt" fo:font-weight="bold" officeooo:rsid="0024e30d" style:font-size-asian="10.5pt" style:font-weight-asian="bold" style:font-size-complex="12pt" style:font-weight-complex="bold"/>
    </style:style>
    <style:style style:name="T55" style:family="text">
      <style:text-properties fo:font-size="12pt" fo:font-weight="bold" officeooo:rsid="0027191e" style:font-size-asian="10.5pt" style:font-weight-asian="bold" style:font-size-complex="12pt" style:font-weight-complex="bold"/>
    </style:style>
    <style:style style:name="T56" style:family="text">
      <style:text-properties fo:font-size="12pt" style:text-underline-style="none" fo:font-weight="bold" officeooo:rsid="00138ff2" style:font-size-asian="10.5pt" style:font-weight-asian="bold" style:font-size-complex="12pt" style:font-weight-complex="bold"/>
    </style:style>
    <style:style style:name="T57" style:family="text">
      <style:text-properties fo:font-size="12pt" style:text-underline-style="none" officeooo:rsid="0024e30d" style:font-size-asian="10.5pt" style:font-size-complex="12pt"/>
    </style:style>
    <style:style style:name="T58" style:family="text">
      <style:text-properties fo:font-size="12pt" style:font-size-asian="12pt" style:font-size-complex="12pt"/>
    </style:style>
    <style:style style:name="T59" style:family="text">
      <style:text-properties fo:font-size="12pt" officeooo:rsid="000838db" style:font-size-asian="12pt" style:font-size-complex="12pt"/>
    </style:style>
    <style:style style:name="T60" style:family="text">
      <style:text-properties fo:font-size="12pt" officeooo:rsid="000ce3d5" style:font-size-asian="12pt" style:font-size-complex="12pt"/>
    </style:style>
    <style:style style:name="T61" style:family="text">
      <style:text-properties fo:font-size="12pt" officeooo:rsid="000a13b0" style:font-size-asian="12pt" style:font-size-complex="12pt"/>
    </style:style>
    <style:style style:name="T62" style:family="text">
      <style:text-properties fo:font-size="12pt" officeooo:rsid="000c0d4e" style:font-size-asian="12pt" style:font-size-complex="12pt"/>
    </style:style>
    <style:style style:name="T63" style:family="text">
      <style:text-properties fo:font-size="12pt" officeooo:rsid="000e63ec" style:font-size-asian="12pt" style:font-size-complex="12pt"/>
    </style:style>
    <style:style style:name="T64" style:family="text">
      <style:text-properties fo:font-size="12pt" officeooo:rsid="000ea7d8" style:font-size-asian="12pt" style:font-size-complex="12pt"/>
    </style:style>
    <style:style style:name="T65" style:family="text">
      <style:text-properties fo:font-size="12pt" officeooo:rsid="0010377b" style:font-size-asian="12pt" style:font-size-complex="12pt"/>
    </style:style>
    <style:style style:name="T66" style:family="text">
      <style:text-properties fo:font-size="12pt" officeooo:rsid="001937a1" style:font-size-asian="12pt" style:font-size-complex="12pt"/>
    </style:style>
    <style:style style:name="T67" style:family="text">
      <style:text-properties fo:font-size="12pt" officeooo:rsid="001ade2b" style:font-size-asian="12pt" style:font-size-complex="12pt"/>
    </style:style>
    <style:style style:name="T68" style:family="text">
      <style:text-properties fo:font-size="12pt" officeooo:rsid="002ded03" style:font-size-asian="12pt" style:font-size-complex="12pt"/>
    </style:style>
    <style:style style:name="T69" style:family="text">
      <style:text-properties fo:font-size="12pt" officeooo:rsid="001aff97" style:font-size-asian="12pt" style:font-size-complex="12pt"/>
    </style:style>
    <style:style style:name="T70" style:family="text">
      <style:text-properties fo:font-size="12pt" officeooo:rsid="00248e12" style:font-size-asian="12pt" style:font-size-complex="12pt"/>
    </style:style>
    <style:style style:name="T71" style:family="text">
      <style:text-properties fo:font-size="12pt" officeooo:rsid="0024e30d" style:font-size-asian="12pt" style:font-size-complex="12pt"/>
    </style:style>
    <style:style style:name="T72" style:family="text">
      <style:text-properties officeooo:rsid="000838db"/>
    </style:style>
    <style:style style:name="T73" style:family="text">
      <style:text-properties officeooo:rsid="000a13b0"/>
    </style:style>
    <style:style style:name="T74" style:family="text">
      <style:text-properties officeooo:rsid="000c0d4e"/>
    </style:style>
    <style:style style:name="T75" style:family="text">
      <style:text-properties officeooo:rsid="000a13b0" style:font-size-asian="16pt"/>
    </style:style>
    <style:style style:name="T76" style:family="text">
      <style:text-properties officeooo:rsid="000c0d4e" style:font-size-asian="16pt"/>
    </style:style>
    <style:style style:name="T77" style:family="text">
      <style:text-properties officeooo:rsid="000ce3d5" style:font-size-asian="16pt"/>
    </style:style>
    <style:style style:name="T78" style:family="text">
      <style:text-properties officeooo:rsid="000e63ec" style:font-size-asian="16pt"/>
    </style:style>
    <style:style style:name="T79" style:family="text">
      <style:text-properties officeooo:rsid="000ea7d8" style:font-size-asian="16pt"/>
    </style:style>
    <style:style style:name="T80" style:family="text">
      <style:text-properties officeooo:rsid="0010377b" style:font-size-asian="16pt"/>
    </style:style>
    <style:style style:name="T81" style:family="text">
      <style:text-properties officeooo:rsid="000ce3d5"/>
    </style:style>
    <style:style style:name="T82" style:family="text">
      <style:text-properties officeooo:rsid="000d7b4d"/>
    </style:style>
    <style:style style:name="T83" style:family="text">
      <style:text-properties officeooo:rsid="000e63ec"/>
    </style:style>
    <style:style style:name="T84" style:family="text">
      <style:text-properties officeooo:rsid="000ea7d8"/>
    </style:style>
    <style:style style:name="T85" style:family="text">
      <style:text-properties officeooo:rsid="00173f7e"/>
    </style:style>
    <style:style style:name="T86" style:family="text">
      <style:text-properties officeooo:rsid="001937a1"/>
    </style:style>
    <style:style style:name="T87" style:family="text">
      <style:text-properties officeooo:rsid="001f5d71"/>
    </style:style>
    <style:style style:name="T88" style:family="text">
      <style:text-properties officeooo:rsid="0020feac"/>
    </style:style>
    <style:style style:name="T89" style:family="text">
      <style:text-properties officeooo:rsid="00228158"/>
    </style:style>
    <style:style style:name="T90" style:family="text">
      <style:text-properties officeooo:rsid="001ade2b"/>
    </style:style>
    <style:style style:name="T91" style:family="text">
      <style:text-properties officeooo:rsid="001aff97"/>
    </style:style>
    <style:style style:name="T92" style:family="text">
      <style:text-properties officeooo:rsid="00248e12"/>
    </style:style>
    <style:style style:name="T93" style:family="text">
      <style:text-properties officeooo:rsid="0024e3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06">SuSol</text:p>
      <text:p text:style-name="P107"/>
      <text:p text:style-name="P108">Programátorská dokumentace</text:p>
      <text:p text:style-name="P108">solveru a generátoru</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54"/>
      <text:p text:style-name="P53"><text:soft-page-break/>Solver a generátor použitý v projektu je zcela jistě použitelný pro další vývojáře v Pythonu. Proto jsou všechny funkce zdokumentovány níže tak, aby každý věděl, jak jich využít.</text:p>
      <text:p text:style-name="P53"/>
      <text:p text:style-name="P53"/>
      <text:p text:style-name="P53"/>
      <text:p text:style-name="P109">OBSAH:</text:p>
      <text:p text:style-name="P53"/>
      <text:p text:style-name="P53">Solver…………………….3</text:p>
      <text:p text:style-name="P53">Generátor………………..9</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ext:soft-page-break/>SOLVER</text:p>
      <text:p text:style-name="P55"/>
      <text:p text:style-name="P97">Pro použití solveru je potřeba naimportovat <text:span text:style-name="T1">solver</text:span> resp. <text:span text:style-name="T1">solver2</text:span>. Soubory <text:span text:style-name="T1">solver.py</text:span> a <text:span text:style-name="T1">solver2.py</text:span> je třeba mít buď ve stejné složce jako projekt, nebo v podsložce Pythonu <text:span text:style-name="T1">site-packages</text:span>.</text:p>
      <text:p text:style-name="P97"/>
      <text:p text:style-name="P114">solver.py</text:p>
      <text:p text:style-name="P35"/>
      <text:p text:style-name="P62"><text:span text:style-name="T87">Balíček obsahující funkce k řešení sudoku. </text:span>Tento solver je zastaralý. V novější verzi je naimplementováno vše přehledněji a rychleji, je doporučeno proto používat <text:span text:style-name="T1">solver2.py</text:span>. Tento solver dokáže efektivně nalézt náhodná řešení (což ten nový neumí).</text:p>
      <text:p text:style-name="P56"/>
      <text:p text:style-name="P36">solver.solve(raw,mode=0,bf=True)</text:p>
      <text:p text:style-name="P101">Vyřeší sudoku.</text:p>
      <text:p text:style-name="P36"/>
      <text:p text:style-name="P37"><text:span text:style-name="T58">int[][] raw</text:span> <text:span text:style-name="T11">matice o rozměrech 9x9, obsahující celá čísla od 0 do 9. Představuje zadané sudoku s tím, že 0 představuje prázdné políčko.</text:span></text:p>
      <text:p text:style-name="P97"/>
      <text:p text:style-name="P37"><text:span text:style-name="T58">int mode</text:span> <text:span text:style-name="T11">celé číslo znázorňující počet řešení, které má solver najít. Pokud je rovno 0, solver nalezne všechna řešení. Pokud je záporné, solver nepostupuje systematicky a vrátí daný počet náhodných řešení (například -3 vrátí tři náhodná řešení, -1 a prázdná sudoku mřížka vrátí jedno náhodné z mnoha možných vyplnění mřížky).</text:span></text:p>
      <text:p text:style-name="P97"/>
      <text:p text:style-name="P43"><text:span text:style-name="T58">boolean bf</text:span> <text:span text:style-name="T11">pokud je </text:span><text:span text:style-name="T34">False</text:span><text:span text:style-name="T11">, solver bude řešit sudoku pouze strategií Naked Single (Hidden Single není v této verzi solveru vygenerována). </text:span><text:span text:style-name="T12">Pokud se sudoku takto nedá dořešit až do konce, sudoku zůstane nedořešeno. Pokud je </text:span><text:span text:style-name="T35">True</text:span><text:span text:style-name="T12">, toto nedořešené sudoku bude dořešeno hrubou silou.</text:span></text:p>
      <text:p text:style-name="P102"/>
      <text:p text:style-name="P47"><text:span text:style-name="T12">F</text:span><text:span text:style-name="T11">unkce vrací pole matic o rozměrech 9x9, přičemž každý prvek tohoto pole představuje jedno řešení a každá matice představuje sudoku. </text:span><text:span text:style-name="T26">(</text:span><text:span text:style-name="T56">int[][][]</text:span><text:span text:style-name="T26">)</text:span></text:p>
      <text:p text:style-name="P102"/>
      <text:p text:style-name="P115">solver2.py</text:p>
      <text:p text:style-name="P33"/>
      <text:p text:style-name="P64"><text:span text:style-name="T87">Balíček obsahující funkce k řešení sudoku. </text:span>Tento solver je aktuální, pokud nejsou potřeba náhodná řešení, je doporučeno preferovat tento.</text:p>
      <text:p text:style-name="P62"/>
      <text:p text:style-name="P113">solver<text:span text:style-name="T72">2</text:span>.<text:span text:style-name="T72">zkontrolovatVstup</text:span>(<text:span text:style-name="T72">sudoku</text:span>)</text:p>
      <text:p text:style-name="P62">Zkontroluje, zda je sudoku platné.</text:p>
      <text:p text:style-name="P7"><text:soft-page-break/><text:span text:style-name="T59">sudoku</text:span><text:span text:style-name="T72"> </text:span><text:span text:style-name="T12">Vstupní parametr funkce.</text:span></text:p>
      <text:p text:style-name="P16"><text:span text:style-name="T11">Funkce vrací </text:span><text:span text:style-name="T34">True</text:span><text:span text:style-name="T11">, pokud je vstupní parametr </text:span><text:span text:style-name="T16">matic</text:span><text:span text:style-name="T11">í</text:span><text:span text:style-name="T16"> o rozměrech 9x9, obsahující celá čísla od 0 do 9. </text:span><text:span text:style-name="T17">Jinak vrací </text:span><text:span text:style-name="T38">False</text:span><text:span text:style-name="T17">. </text:span><text:span text:style-name="T25">(</text:span><text:span text:style-name="T51">bool</text:span><text:span text:style-name="T25">)</text:span></text:p>
      <text:p text:style-name="P86"/>
      <text:p text:style-name="P86"/>
      <text:p text:style-name="P86"/>
      <text:p text:style-name="P86"/>
      <text:p text:style-name="P86"/>
      <text:p text:style-name="P24">solver<text:span text:style-name="T72">2</text:span>.<text:span text:style-name="T73">inicializovatKandidaty</text:span>(<text:span text:style-name="T72">sudoku</text:span>)</text:p>
      <text:p text:style-name="P63"><text:span text:style-name="T73">Vygeneruje pro každé nezadané políčko seznam kandidátů od 1 do 9 (nepročištěný)</text:span>.</text:p>
      <text:p text:style-name="P24"/>
      <text:p text:style-name="P8"><text:span text:style-name="T60">int[][] sudoku</text:span><text:span text:style-name="T81"> </text:span><text:span text:style-name="T11">matice o rozměrech 9x9, obsahující celá čísla od 0 do 9. Představuje zadané sudoku s tím, že 0 představuje prázdné políčko.</text:span></text:p>
      <text:p text:style-name="P63"/>
      <text:p text:style-name="P17"><text:span text:style-name="T11">Funkce vrací </text:span><text:span text:style-name="T18">matici 9x9 devítiprvkových polí </text:span><text:span text:style-name="T39">[1,2,3,4,5,6,7,8,9] </text:span><text:span text:style-name="T18">pro každé políčko, které ve vstupním sudoku není zadáno. </text:span><text:span text:style-name="T25">(</text:span><text:span text:style-name="T51">int[][][]</text:span><text:span text:style-name="T25">)</text:span></text:p>
      <text:p text:style-name="P71"/>
      <text:p text:style-name="P71"/>
      <text:p text:style-name="P71"/>
      <text:p text:style-name="P71"/>
      <text:p text:style-name="P71"/>
      <text:p text:style-name="P25">solver<text:span text:style-name="T72">2</text:span>.<text:span text:style-name="T74">generujKandidaty</text:span>(<text:span text:style-name="T74">kandidati,reseni</text:span>)</text:p>
      <text:p text:style-name="P70">Vymaže z daného seznamu kandidátů taková čísla, která jsou v daném sudoku zadána v rámci některého ze setů, ve kterém se právě zkoumané políčko nachází.</text:p>
      <text:p text:style-name="P25"/>
      <text:p text:style-name="P9"><text:span text:style-name="T60">int[][][] kandidati</text:span><text:span text:style-name="T81"> </text:span><text:span text:style-name="T11">matice o rozměrech 9x9, obsahující </text:span><text:span text:style-name="T18">pole celých čísel, představující seznam kandidátů pro dané políčko.</text:span></text:p>
      <text:p text:style-name="P66"/>
      <text:p text:style-name="P9"><text:span text:style-name="T60">i</text:span><text:span text:style-name="T61">nt[][] </text:span><text:span text:style-name="T62">reseni</text:span><text:span text:style-name="T75"> </text:span><text:span text:style-name="T11">matice o rozměrech 9x9, obsahující celá čísla od 0 do 9. Představuje zadané sudoku s tím, že 0 představuje prázdné políčko.</text:span></text:p>
      <text:p text:style-name="P87"/>
      <text:p text:style-name="P17"><text:span text:style-name="T11">Funkce vrací </text:span><text:span text:style-name="T18">matici 9x9 polí celých čísel, přičemž každé pole představuje reálný seznam kandidátů pro dané políčko – jsou ořezána všechna čísla, které se nachází ve stejném řádku, sloupci nebo čtverci. </text:span><text:span text:style-name="T25">(</text:span><text:span text:style-name="T51">int[][][]</text:span><text:span text:style-name="T25">)</text:span></text:p>
      <text:p text:style-name="P70"/>
      <text:p text:style-name="P70"/>
      <text:p text:style-name="P70"/>
      <text:p text:style-name="P70"/>
      <text:p text:style-name="P70"/>
      <text:p text:style-name="P25">solver<text:span text:style-name="T72">2</text:span>.<text:span text:style-name="T74">nakedSingle</text:span>(<text:span text:style-name="T74">kandidati,reseni,</text:span></text:p>
      <text:p text:style-name="P25"><text:span text:style-name="T74">logovatPostup=False</text:span>)</text:p>
      <text:p text:style-name="P76">Ze zadaných kandidátů a sudoku najde aplikaci strategie Naked Single, provede ji a vrátí sudoku a seznam kandidátů po této operaci, volitelně i popis tohoto kroku. Zároveň funkce v <text:soft-page-break/>určitých případech umí odhalit sudoku, které nemá řešení. Tento jev také oznámí.</text:p>
      <text:p text:style-name="P25"/>
      <text:p text:style-name="P9"><text:span text:style-name="T60">int[][][] kandidati</text:span><text:span text:style-name="T81"> </text:span><text:span text:style-name="T11">matice o rozměrech 9x9, obsahující </text:span><text:span text:style-name="T18">pole celých čísel, představující seznam kandidátů pro dané políčko.</text:span></text:p>
      <text:p text:style-name="P66"/>
      <text:p text:style-name="P9"><text:span text:style-name="T60">i</text:span><text:span text:style-name="T61">nt[][] </text:span><text:span text:style-name="T62">reseni</text:span><text:span text:style-name="T75"> </text:span><text:span text:style-name="T11">matice o rozměrech 9x9, obsahující celá čísla od 0 do 9. Představuje zadané sudoku s tím, že 0 představuje prázdné políčko.</text:span></text:p>
      <text:p text:style-name="P10"><text:span text:style-name="T60">boolean logovatPostup</text:span><text:span text:style-name="T77"> </text:span><text:span text:style-name="T19">Pokud je </text:span><text:span text:style-name="T40">False</text:span><text:span text:style-name="T19">, funkce nevrátí popis kroku (poslední prvek vraceného pole)</text:span></text:p>
      <text:p text:style-name="P70"/>
      <text:p text:style-name="P18"><text:span text:style-name="T18">Funkce vrací </text:span><text:span text:style-name="T19">tří/čtyřprvkové pole: prvním prvkem je aktualizovaný seznam kandidátů po operaci, druhým prvkem aktualizované řešení po operaci, třetím prvkem je boolean: </text:span><text:span text:style-name="T40">True </text:span><text:span text:style-name="T19">pokud sudoku má řešení, </text:span><text:span text:style-name="T40">False</text:span><text:span text:style-name="T19"> pokud nemá; volitelně čtvrtým prvkem je popis kroku s následující syntaxí:</text:span></text:p>
      <text:p text:style-name="P79"/>
      <text:p text:style-name="P48">[str “Naked Single”,[int sloupec,int radek],int doplnene_cislo]</text:p>
      <text:p text:style-name="P48"/>
      <text:p text:style-name="P57"><text:span text:style-name="T34">slovy jméno strategie, souřadnice políčka a doplňované číslo. </text:span><text:span text:style-name="T49">(</text:span><text:span text:style-name="T3">[]</text:span><text:span text:style-name="T49">)</text:span></text:p>
      <text:p text:style-name="P70"/>
      <text:p text:style-name="P70"/>
      <text:p text:style-name="P70"/>
      <text:p text:style-name="P70"/>
      <text:p text:style-name="P70"/>
      <text:p text:style-name="P70"/>
      <text:p text:style-name="P26">solver<text:span text:style-name="T72">2</text:span>.<text:span text:style-name="T81">hiddenSingle</text:span>(<text:span text:style-name="T74">kandidati,reseni,</text:span></text:p>
      <text:p text:style-name="P26"><text:span text:style-name="T74">logovatPostup=False</text:span>)</text:p>
      <text:p text:style-name="P77">Ze zadaných kandidátů a sudoku najde aplikaci strategie <text:span text:style-name="T82">Hidden</text:span> Single, provede ji a vrátí sudoku a seznam kandidátů po této operaci, volitelně i popis tohoto kroku. Zároveň funkce v určitých případech umí odhalit sudoku, které nemá řešení. Tento jev také oznámí.</text:p>
      <text:p text:style-name="P27"/>
      <text:p text:style-name="P11"><text:span text:style-name="T60">int[][][] kandidati</text:span><text:span text:style-name="T81"> </text:span><text:span text:style-name="T11">matice o rozměrech 9x9, obsahující </text:span><text:span text:style-name="T18">pole celých čísel, představující seznam kandidátů pro dané políčko.</text:span></text:p>
      <text:p text:style-name="P67"/>
      <text:p text:style-name="P11"><text:span text:style-name="T60">i</text:span><text:span text:style-name="T61">nt[][] </text:span><text:span text:style-name="T62">reseni</text:span><text:span text:style-name="T75"> </text:span><text:span text:style-name="T11">matice o rozměrech 9x9, obsahující celá čísla od 0 do 9. Představuje zadané sudoku s tím, že 0 představuje prázdné políčko.</text:span></text:p>
      <text:p text:style-name="P11"><text:span text:style-name="T60">boolean logovatPostup</text:span><text:span text:style-name="T77"> </text:span><text:span text:style-name="T19">Pokud je </text:span><text:span text:style-name="T40">False</text:span><text:span text:style-name="T19">, funkce nevrátí popis kroku (poslední prvek vraceného pole)</text:span></text:p>
      <text:p text:style-name="P72"/>
      <text:p text:style-name="P19"><text:span text:style-name="T18">Funkce vrací </text:span><text:span text:style-name="T19">tří/čtyřprvkové pole: prvním prvkem je aktualizovaný seznam kandidátů po operaci, druhým prvkem aktualizované řešení po operaci, třetím prvkem je boolean: </text:span><text:span text:style-name="T40">True </text:span><text:span text:style-name="T19">pokud sudoku má řešení, </text:span><text:span text:style-name="T40">False</text:span><text:span text:style-name="T19"> pokud nemá; volitelně čtvrtým prvkem je popis kroku s následující syntaxí:</text:span></text:p>
      <text:p text:style-name="P77"/>
      <text:p text:style-name="P22"><text:soft-page-break/><text:span text:style-name="T34">[str “</text:span><text:span text:style-name="T41">Hidden</text:span><text:span text:style-name="T34"> Single”,</text:span><text:span text:style-name="T41">[str typ_setu,int poradi_setu]</text:span><text:span text:style-name="T34">,[int sloupec,int radek],int doplnene_cislo]</text:span></text:p>
      <text:p text:style-name="P49"/>
      <text:p text:style-name="P57"><text:span text:style-name="T39">slovy jméno strategie, </text:span><text:span text:style-name="T41">řádek/sloupec/čtverec </text:span><text:span text:style-name="T42">(</text:span><text:span text:style-name="T6">”r”</text:span><text:span text:style-name="T42">,</text:span><text:span text:style-name="T6">”s”</text:span><text:span text:style-name="T42"> nebo </text:span><text:span text:style-name="T6">”c”</text:span><text:span text:style-name="T42">)</text:span><text:span text:style-name="T41"> a jeho pořadové číslo, </text:span><text:span text:style-name="T39">souřadnice políčka a doplňované číslo. </text:span><text:span text:style-name="T49">(</text:span><text:span text:style-name="T3">[]</text:span><text:span text:style-name="T49">)</text:span></text:p>
      <text:p text:style-name="P73"/>
      <text:p text:style-name="P73"/>
      <text:p text:style-name="P73"/>
      <text:p text:style-name="P73"/>
      <text:p text:style-name="P73"/>
      <text:p text:style-name="P28">solver<text:span text:style-name="T72">2</text:span>.<text:span text:style-name="T81">hiddenSingle</text:span>(<text:span text:style-name="T74">kandidati,reseni,</text:span></text:p>
      <text:p text:style-name="P28"><text:span text:style-name="T74">logovatPostup=False</text:span>)</text:p>
      <text:p text:style-name="P78">Z<text:span text:style-name="T83">jistí, zda je dané sudoku vyřešeno (neobsahuje nevyplněná políčka), ale nekontroluje správnost řešení. Pro zjištění správnosti je třeba volat </text:span><text:span text:style-name="T2">solver2.solvePC </text:span><text:span text:style-name="T83">s parametrem hotového sudoku.</text:span></text:p>
      <text:p text:style-name="P68"/>
      <text:p text:style-name="P12"><text:span text:style-name="T60">i</text:span><text:span text:style-name="T61">nt[][] </text:span><text:span text:style-name="T62">reseni</text:span><text:span text:style-name="T75"> </text:span><text:span text:style-name="T11">matice o rozměrech 9x9, obsahující celá čísla od 0 do 9. Představuje zadané sudoku s tím, že 0 představuje prázdné políčko.</text:span></text:p>
      <text:p text:style-name="P74"/>
      <text:p text:style-name="P20"><text:span text:style-name="T18">Funkce vrací </text:span><text:span text:style-name="T43">True</text:span><text:span text:style-name="T20">, pokud sudoku neobsahuje nevyplněná políčka. V opačném případě vrací </text:span><text:span text:style-name="T43">False</text:span><text:span text:style-name="T20">. </text:span><text:span text:style-name="T25">(</text:span><text:span text:style-name="T50">bool</text:span><text:span text:style-name="T25">)</text:span></text:p>
      <text:p text:style-name="P80"/>
      <text:p text:style-name="P80"/>
      <text:p text:style-name="P80"/>
      <text:p text:style-name="P80"/>
      <text:p text:style-name="P80"/>
      <text:p text:style-name="P28">solver<text:span text:style-name="T72">2</text:span>.<text:span text:style-name="T83">najdiPolickoProTest</text:span>(<text:span text:style-name="T74">kandidati</text:span>)</text:p>
      <text:p text:style-name="P80">Najde nevyplněné políčko s nejméně kandidáty a vrátí jeho souřadnice. Pokud je takovýchto políček více, vrátí to, které je při procházení po řádcích z levého horního rohu tomuto místu nejblíže. Pokud jsou již všechna políčka vyplněna, vrátí <text:span text:style-name="T1">[-1,-1]</text:span>.</text:p>
      <text:p text:style-name="P68"/>
      <text:p text:style-name="P13"><text:span text:style-name="T60">i</text:span><text:span text:style-name="T61">nt[][]</text:span><text:span text:style-name="T63">[]</text:span><text:span text:style-name="T61"> </text:span><text:span text:style-name="T63">kandidati</text:span><text:span text:style-name="T75"> </text:span><text:span text:style-name="T11">matice o rozměrech 9x9, obsahující </text:span><text:span text:style-name="T18">pole celých čísel, představující seznam kandidátů pro dané políčko.</text:span></text:p>
      <text:p text:style-name="P74"/>
      <text:p text:style-name="P21"><text:span text:style-name="T18">Funkce vrací </text:span><text:span text:style-name="T20">dvouprvkové pole celých čísel představující souřadnice políčka. </text:span><text:span text:style-name="T43">[-1,-1] </text:span><text:span text:style-name="T20">znamená, že odpovídající políčko nebylo nalezeno. </text:span><text:span text:style-name="T25">(</text:span><text:span text:style-name="T49">int[][]</text:span><text:span text:style-name="T25">)</text:span></text:p>
      <text:p text:style-name="P80"/>
      <text:p text:style-name="P80"/>
      <text:p text:style-name="P80"/>
      <text:p text:style-name="P80"/>
      <text:p text:style-name="P80"/>
      <text:p text:style-name="P29">solver<text:span text:style-name="T72">2</text:span>.<text:span text:style-name="T84">bruteForce</text:span>(<text:span text:style-name="T84">reseni,pocetReseni</text:span>)</text:p>
      <text:p text:style-name="P81">Najde nevyplněné políčko s nejméně kandidáty a vrátí jeho souřadnice. Pokud je takovýchto políček více, vrátí to, které je při procházení po řádcích z levého horního rohu tomuto místu <text:soft-page-break/>nejblíže. Pokud jsou již všechna políčka vyplněna, vrátí <text:span text:style-name="T1">[-1,-1]</text:span>.</text:p>
      <text:p text:style-name="P69"/>
      <text:p text:style-name="P14"><text:span text:style-name="T60">i</text:span><text:span text:style-name="T61">nt[][] </text:span><text:span text:style-name="T64">reseni</text:span><text:span text:style-name="T75"> </text:span><text:span text:style-name="T11">matice o rozměrech 9x9, obsahující celá čísla od 0 do 9. Představuje zadané sudoku s tím, že 0 představuje prázdné políčko.</text:span></text:p>
      <text:p text:style-name="P88"/>
      <text:p text:style-name="P15"><text:span text:style-name="T60">i</text:span><text:span text:style-name="T61">nt </text:span><text:span text:style-name="T65">pocetReseni</text:span><text:span text:style-name="T32"> </text:span><text:span text:style-name="T21">celé číslo. Pokud je větší nebo rovno 1, znamená počet řešení, které se bude solver snažit najít. Pokud jich má dané sudoku méně než tento počet, budou nalezena všechna řešení. Pokud je tento argument záporný nebo roven nule, budou nalezena všechna řešení.</text:span></text:p>
      <text:p text:style-name="P75"/>
      <text:p text:style-name="P4"><text:span text:style-name="T20">Funkce vrací pole matic o rozměrech 9x9, přičemž každý prvek tohoto pole představuje jedno řešení a každá matice představuje sudoku. </text:span><text:span text:style-name="T25">(</text:span><text:span text:style-name="T49">int[][][]</text:span><text:span text:style-name="T25">)</text:span></text:p>
      <text:p text:style-name="P96"/>
      <text:p text:style-name="P96"/>
      <text:p text:style-name="P96"/>
      <text:p text:style-name="P96"/>
      <text:p text:style-name="P96"/>
      <text:p text:style-name="P30">solver<text:span text:style-name="T72">2</text:span>.<text:span text:style-name="T85">solvePC</text:span>(<text:span text:style-name="T85">zad,pocetReseni=1,bf=True</text:span>)</text:p>
      <text:p text:style-name="P90">Vyřeší sudoku.</text:p>
      <text:p text:style-name="P82"/>
      <text:p text:style-name="P38"><text:span text:style-name="T58">int[][] </text:span><text:span text:style-name="T66">zad</text:span> <text:span text:style-name="T11">matice o rozměrech 9x9, obsahující celá čísla od 0 do 9. Představuje zadané sudoku s tím, že 0 představuje prázdné políčko.</text:span></text:p>
      <text:p text:style-name="P98"/>
      <text:p text:style-name="P39"><text:span text:style-name="T58">int </text:span><text:span text:style-name="T66">pocetReseni</text:span> <text:span text:style-name="T28">celé číslo. Pokud je větší nebo rovno 1, znamená počet řešení, které se bude solver snažit najít. Pokud jich má dané sudoku méně než tento počet, budou nalezena všechna řešení. Pokud je tento argument záporný nebo roven nule, budou nalezena všechna řešení.</text:span></text:p>
      <text:p text:style-name="P98"/>
      <text:p text:style-name="P44"><text:span text:style-name="T58">boolean bf</text:span> <text:span text:style-name="T11">pokud je </text:span><text:span text:style-name="T34">False</text:span><text:span text:style-name="T11">, solver bude řešit sudoku pouze strategií Naked Single (Hidden Single není v této verzi solveru vygenerována). </text:span><text:span text:style-name="T12">Pokud se sudoku takto nedá dořešit až do konce, sudoku zůstane nedořešeno. Pokud je </text:span><text:span text:style-name="T35">True</text:span><text:span text:style-name="T12">, toto nedořešené sudoku bude dořešeno hrubou silou.</text:span></text:p>
      <text:p text:style-name="P103"/>
      <text:p text:style-name="P5"><text:span text:style-name="T22">Funkce vrací </text:span><text:span text:style-name="T23">dvouprvkové pole: prvním prvkem je </text:span><text:span text:style-name="T22">pole matic o rozměrech 9x9, přičemž každý prvek tohoto pole představuje jedno řešení a každá matice představuje sudoku. </text:span><text:span text:style-name="T23">Druhým prvkem je </text:span><text:span text:style-name="T44">float </text:span><text:span text:style-name="T23">představující čas v milisekundách potřebný pro provedení procedury.</text:span><text:span text:style-name="T22"> </text:span><text:span text:style-name="T49">(</text:span><text:span text:style-name="T52">[]</text:span><text:span text:style-name="T49">)</text:span></text:p>
      <text:p text:style-name="P51"/>
      <text:p text:style-name="P51"/>
      <text:p text:style-name="P51"/>
      <text:p text:style-name="P51"/>
      <text:p text:style-name="P51"/>
      <text:p text:style-name="P31">solver<text:span text:style-name="T72">2</text:span>.<text:span text:style-name="T85">solveHuman</text:span>(<text:span text:style-name="T85">zad,kandidati=None,</text:span></text:p>
      <text:p text:style-name="P31"><text:span text:style-name="T85">naked_single=True,hidden_single=True</text:span>)</text:p>
      <text:p text:style-name="P85"><text:soft-page-break/>Nalezne krok při řešení sudoku pomocí strategií Naked Single a Hidden Single.</text:p>
      <text:p text:style-name="P83"/>
      <text:p text:style-name="P40"><text:span text:style-name="T58">int[][] </text:span><text:span text:style-name="T66">zad</text:span> <text:span text:style-name="T11">matice o rozměrech 9x9, obsahující celá čísla od 0 do 9. Představuje zadané sudoku s tím, že 0 představuje prázdné políčko.</text:span></text:p>
      <text:p text:style-name="P99"/>
      <text:p text:style-name="P41"><text:span text:style-name="T68">i</text:span><text:span text:style-name="T58">nt</text:span><text:span text:style-name="T67">[][][] kandidati</text:span> <text:span text:style-name="T27">matice o rozměrech 9x9, obsahující </text:span><text:span text:style-name="T29">pole celých čísel, představující seznam kandidátů pro dané políčko. </text:span><text:span text:style-name="T30">Pokud není specifikováno, funkce si jej vygeneruje sama.</text:span></text:p>
      <text:p text:style-name="P99"/>
      <text:p text:style-name="P45"><text:span text:style-name="T58">boolean </text:span><text:span text:style-name="T69">naked_single</text:span> <text:span text:style-name="T11">pokud je </text:span><text:span text:style-name="T34">False</text:span><text:span text:style-name="T11">, </text:span><text:span text:style-name="T13">strategie Naked Single nebude aplikována.</text:span><text:span text:style-name="T12"> Pokud je </text:span><text:span text:style-name="T35">True</text:span><text:span text:style-name="T12">, </text:span><text:span text:style-name="T13">strategie Naked Single bude aplikována. Pozor! Nastavení tohoto parametru na <text:s/></text:span><text:span text:style-name="T34">False </text:span><text:span text:style-name="T13">může způsobit dlouhou výpočetní dobu, ve výjimečných případech dokonce zacyklení.</text:span></text:p>
      <text:p text:style-name="P104"/>
      <text:p text:style-name="P45"><text:span text:style-name="T69">boolean hidden_single</text:span><text:span text:style-name="T13"> pokud je </text:span><text:span text:style-name="T36">False</text:span><text:span text:style-name="T13">, strategie Hidden Single nebude aplikována.</text:span><text:span text:style-name="T12"> Pokud je </text:span><text:span text:style-name="T35">True</text:span><text:span text:style-name="T12">, </text:span><text:span text:style-name="T13">strategie Hidden Single bude aplikována. Pozor! Nastavení tohoto parametru na <text:s/></text:span><text:span text:style-name="T34">False </text:span><text:span text:style-name="T13">může způsobit dlouhou výpočetní dobu, ve výjimečných případech dokonce zacyklení.</text:span></text:p>
      <text:p text:style-name="P45"><text:span text:style-name="T13"/></text:p>
      <text:p text:style-name="P59"><text:span text:style-name="T45">Funkce vrací </text:span><text:span text:style-name="T46">čtyřprvkové</text:span><text:span text:style-name="T44"> pole: </text:span><text:span text:style-name="T46">prvním prvkem je pole popisu kroku (specifikováno níže), druhým prvkem je </text:span><text:span text:style-name="T7">float</text:span><text:span text:style-name="T46"> čas v milisekundách potřebný k řešení, </text:span><text:span text:style-name="T47">třetím prvkem je </text:span><text:span text:style-name="T8">boolean </text:span><text:span text:style-name="T47">znázorňující, zda sudoku má řešení (</text:span><text:span text:style-name="T8">True</text:span><text:span text:style-name="T47"> – má, </text:span><text:span text:style-name="T8">False</text:span><text:span text:style-name="T47"> – nemá) a čtvrtým prvkem je <text:s/></text:span><text:span text:style-name="T8">boolean </text:span><text:span text:style-name="T47">znázorňující, zda je sudoku již vyřešeno (</text:span><text:span text:style-name="T8">True</text:span><text:span text:style-name="T47"> – je vyřešeno, </text:span><text:span text:style-name="T8">False</text:span><text:span text:style-name="T47"> – není vyřešeno).</text:span></text:p>
      <text:p text:style-name="P91"/>
      <text:p text:style-name="P91"/>
      <text:p text:style-name="P60"><text:span text:style-name="T47">P</text:span><text:span text:style-name="T34">opis kroku Naked Single:</text:span></text:p>
      <text:p text:style-name="P50">[str “Naked Single”,[int sloupec,int radek],int doplnene_cislo]</text:p>
      <text:p text:style-name="P92">slovy jméno strategie, souřadnice políčka a doplňované číslo. </text:p>
      <text:p text:style-name="P50"/>
      <text:p text:style-name="P50"/>
      <text:p text:style-name="P61"><text:span text:style-name="T47">Popis kroku </text:span><text:span text:style-name="T48">Hidden</text:span><text:span text:style-name="T47"> Single:</text:span></text:p>
      <text:p text:style-name="P23"><text:span text:style-name="T47">[str “</text:span><text:span text:style-name="T41">Hidden</text:span><text:span text:style-name="T47"> Single”,</text:span><text:span text:style-name="T41">[str typ_setu,int poradi_setu]</text:span><text:span text:style-name="T47">,[int sloupec,int radek],int doplnene_cislo]</text:span></text:p>
      <text:p text:style-name="P58"><text:span text:style-name="T39">slovy jméno strategie, </text:span><text:span text:style-name="T41">řádek/sloupec/čtverec </text:span><text:span text:style-name="T42">(</text:span><text:span text:style-name="T6">”r”</text:span><text:span text:style-name="T42">,</text:span><text:span text:style-name="T6">”s”</text:span><text:span text:style-name="T42"> nebo </text:span><text:span text:style-name="T6">”c”</text:span><text:span text:style-name="T42">)</text:span><text:span text:style-name="T41"> a jeho pořadové číslo, </text:span><text:span text:style-name="T39">souřadnice políčka a doplňované číslo. </text:span><text:span text:style-name="T4">(</text:span><text:span text:style-name="T5">[])</text:span></text:p>
      <text:p text:style-name="P50"/>
      <text:p text:style-name="P50"/>
      <text:p text:style-name="P50"/>
      <text:p text:style-name="P50"/>
      <text:p text:style-name="P50"/>
      <text:p text:style-name="P50"/>
      <text:p text:style-name="P50"/>
      <text:p text:style-name="P50"/>
      <text:p text:style-name="P119"/>
      <text:p text:style-name="P111"><text:soft-page-break/>GENERÁTOR</text:p>
      <text:p text:style-name="P91"/>
      <text:p text:style-name="P89"><text:span text:style-name="T47">Pro použití solveru je potřeba naimportovat </text:span><text:span text:style-name="T9">generator</text:span><text:span text:style-name="T47">. Soubor </text:span><text:span text:style-name="T9">generator.</text:span><text:span text:style-name="T10">py</text:span><text:span text:style-name="T47"> je třeba mít buď ve stejné složce jako projekt, nebo v podsložce Pythonu </text:span><text:span text:style-name="T10">site-packages</text:span><text:span text:style-name="T47">.</text:span></text:p>
      <text:p text:style-name="P91"/>
      <text:p text:style-name="P116">generator.py</text:p>
      <text:p text:style-name="P34"/>
      <text:p text:style-name="P93">Balíček obsahující funkce ke generování sudoku.</text:p>
      <text:p text:style-name="P65"/>
      <text:p text:style-name="P32"><text:span text:style-name="T88">generator</text:span>.<text:span text:style-name="T88">vyrobitMrizku</text:span>()</text:p>
      <text:p text:style-name="P94">Vyrobí podle pravidel sudoku náhodně vyplněnou mřížku.</text:p>
      <text:p text:style-name="P84"/>
      <text:p text:style-name="P6"><text:span text:style-name="T22">Funkce vrací </text:span><text:span text:style-name="T24">matici o rozměrech 9x9 celých čísel od 1 do 9 představující sudoku</text:span><text:span text:style-name="T23">.</text:span><text:span text:style-name="T22"> </text:span></text:p>
      <text:p text:style-name="P6"><text:span text:style-name="T54">(</text:span><text:span text:style-name="T53">int[]</text:span><text:span text:style-name="T52">[]</text:span><text:span text:style-name="T49">)</text:span></text:p>
      <text:p text:style-name="P52"/>
      <text:p text:style-name="P52"/>
      <text:p text:style-name="P52"/>
      <text:p text:style-name="P32"><text:span text:style-name="T88">generator</text:span>.<text:span text:style-name="T88">generate</text:span>(<text:span text:style-name="T89">raw=None,singlesol=True,limit=0,bf=True</text:span>)</text:p>
      <text:p text:style-name="P94">Vygeneruje sudoku připravené k řešení.</text:p>
      <text:p text:style-name="P84"/>
      <text:p text:style-name="P42"><text:span text:style-name="T58">int[][] </text:span><text:span text:style-name="T70">raw</text:span> <text:span text:style-name="T11">matice o rozměrech 9x9, obsahující celá čísla od 0 do 9. Představuje zadané sudoku s tím, že 0 představuje prázdné políčko. </text:span><text:span text:style-name="T14">Bude použita jako základ pro generování, může mít prázdná místa nebo ne. Pokud bude předáno takové sudoku, které samo o sobě není jednoznačné, generátor vrátí totožnou matici. Pokud není specifikována vůbec, funkce si matici sama náhodně vytvoří.</text:span></text:p>
      <text:p text:style-name="P100"/>
      <text:p text:style-name="P42"><text:span text:style-name="T71">boolean singlesol</text:span> <text:span text:style-name="T31">pokud je </text:span><text:span text:style-name="T57">True</text:span><text:span text:style-name="T31">, generátor garantuje, že zadané sudoku bude mít právě jedno řešení. Výjimkou je, když se generátoru jako základ předá nejednoznačné sudoku.</text:span></text:p>
      <text:p text:style-name="P100"/>
      <text:p text:style-name="P46"><text:span text:style-name="T71">int</text:span><text:span text:style-name="T58"> </text:span><text:span text:style-name="T71">limit</text:span> <text:span text:style-name="T15">celé číslo značící, kolik minimálně čísel má ve vygenerovaném sudoku zůstat zadaných. Pokud je větší nebo rovno 81 nebo záporné, bude limit ignorován.</text:span></text:p>
      <text:p text:style-name="P105"/>
      <text:p text:style-name="P2"><text:span text:style-name="T69">boolean bf</text:span><text:span text:style-name="T33"> </text:span><text:span text:style-name="T13">pokud je </text:span><text:span text:style-name="T36">False</text:span><text:span text:style-name="T13">, </text:span><text:span text:style-name="T15">při testu jednoznačnosti řešení nebude použito řešení sudoku hrubou silou, ale pouze pomocí Naked Single a Hidden Single. Výsledné sudoku bude proto trochu jednodušší. Pokud je </text:span><text:span text:style-name="T37">True</text:span><text:span text:style-name="T15">, sudoku bude řešeno hrubou silou, a proto může být pro luštitele obtížnější.</text:span></text:p>
      <text:p text:style-name="P95"/>
      <text:p text:style-name="P3"><text:span text:style-name="T15">F</text:span><text:span text:style-name="T11">unkce vrací matici o rozměrech 9x9 celých čísel od 0 do 9 představující sudoku, přičemž 0 znamená prázdné políčko. </text:span><text:span text:style-name="T55">(</text:span><text:span text:style-name="T53">int[]</text:span><text:span text:style-name="T52">[]</text:span><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a55d3" officeooo:paragraph-rsid="002a55d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36:23.090457770</meta:creation-date>
    <dc:date>2015-03-23T22:15:27.023876869</dc:date>
    <meta:editing-duration>PT2H16M16S</meta:editing-duration>
    <meta:editing-cycles>47</meta:editing-cycles>
    <meta:generator>LibreOffice/4.4.1.2$Linux_X86_64 LibreOffice_project/40m0$Build-2</meta:generator>
    <meta:document-statistic meta:table-count="0" meta:image-count="0" meta:object-count="0" meta:page-count="9" meta:paragraph-count="100" meta:word-count="1626" meta:character-count="11568" meta:non-whitespace-character-count="10032"/>
  </office:meta>
</office:document-meta>
</file>